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in" fo:margin-right="0in" fo:text-indent="0.5in" style:auto-text-indent="false" fo:background-color="transparent"/>
      <style:text-properties fo:language="ru" fo:country="RU" fo:font-weight="bold" officeooo:rsid="001e33b8" officeooo:paragraph-rsid="00114514" style:font-weight-asian="bold" style:font-weight-complex="bold"/>
    </style:style>
    <style:style style:name="P2"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879838" officeooo:paragraph-rsid="03879838" fo:background-color="transparent"/>
    </style:style>
    <style:style style:name="P3"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892e1a" officeooo:paragraph-rsid="03892e1a" fo:background-color="transparent"/>
    </style:style>
    <style:style style:name="P4"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8970f7" officeooo:paragraph-rsid="038970f7" fo:background-color="transparent"/>
    </style:style>
    <style:style style:name="P5"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95d66a" officeooo:paragraph-rsid="0395d66a" fo:background-color="transparent"/>
    </style:style>
    <style:style style:name="P6"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c8e1a1" officeooo:paragraph-rsid="03c8e1a1" fo:background-color="transparent"/>
    </style:style>
    <style:style style:name="P7"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cad57e" officeooo:paragraph-rsid="03cad57e" fo:background-color="transparent"/>
    </style:style>
    <style:style style:name="P8"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a419ea" officeooo:paragraph-rsid="03d117f9" fo:background-color="transparent"/>
    </style:style>
    <style:style style:name="P9"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fb05b9" officeooo:paragraph-rsid="03fb05b9" fo:background-color="transparent"/>
    </style:style>
    <style:style style:name="P10"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70e0ba" officeooo:paragraph-rsid="03d117f9"/>
    </style:style>
    <style:style style:name="P11"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712b8b" officeooo:paragraph-rsid="03d117f9"/>
    </style:style>
    <style:style style:name="P12"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761f3e" officeooo:paragraph-rsid="03d117f9"/>
    </style:style>
    <style:style style:name="P13"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776950" officeooo:paragraph-rsid="03d117f9"/>
    </style:style>
    <style:style style:name="P14"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e6de3a" officeooo:paragraph-rsid="03d117f9"/>
    </style:style>
    <style:style style:name="P15"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777341" officeooo:paragraph-rsid="03d117f9"/>
    </style:style>
    <style:style style:name="P16"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78b04e" officeooo:paragraph-rsid="03d117f9"/>
    </style:style>
    <style:style style:name="P17"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eaa783" officeooo:paragraph-rsid="03d117f9"/>
    </style:style>
    <style:style style:name="P18"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7f0695" officeooo:paragraph-rsid="03d117f9"/>
    </style:style>
    <style:style style:name="P19"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ebc076" officeooo:paragraph-rsid="03d117f9"/>
    </style:style>
    <style:style style:name="P20"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7fba98" officeooo:paragraph-rsid="03d117f9"/>
    </style:style>
    <style:style style:name="P21"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3ec38b6" officeooo:paragraph-rsid="03d117f9"/>
    </style:style>
    <style:style style:name="P22"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082047b" officeooo:paragraph-rsid="03d117f9"/>
    </style:style>
    <style:style style:name="P23" style:family="paragraph" style:parent-style-name="Standard">
      <loext:graphic-properties draw:fill="none"/>
      <style:paragraph-properties fo:margin-left="0in" fo:margin-right="0in" fo:text-indent="0.5in" style:auto-text-indent="false" fo:background-color="transparent"/>
      <style:text-properties fo:color="#c9211e" fo:language="ru" fo:country="RU" fo:font-weight="bold" officeooo:rsid="03c73a91" officeooo:paragraph-rsid="03c73a91" fo:background-color="transparent" style:font-weight-asian="bold" style:font-weight-complex="bold"/>
    </style:style>
    <style:style style:name="P24" style:family="paragraph" style:parent-style-name="Standard">
      <loext:graphic-properties draw:fill="none"/>
      <style:paragraph-properties fo:margin-left="0in" fo:margin-right="0in" fo:text-indent="0.5in" style:auto-text-indent="false" fo:background-color="transparent"/>
      <style:text-properties fo:color="#c9211e" officeooo:paragraph-rsid="03d117f9"/>
    </style:style>
    <style:style style:name="P25"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8c334a" officeooo:paragraph-rsid="038c334a" fo:background-color="transparent"/>
    </style:style>
    <style:style style:name="P26"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8d156e" officeooo:paragraph-rsid="038d156e" fo:background-color="transparent"/>
    </style:style>
    <style:style style:name="P27"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25bcc" officeooo:paragraph-rsid="03925bcc" fo:background-color="transparent"/>
    </style:style>
    <style:style style:name="P28"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342c9" officeooo:paragraph-rsid="039342c9" fo:background-color="transparent"/>
    </style:style>
    <style:style style:name="P29"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5b5dc" officeooo:paragraph-rsid="0395b5dc" fo:background-color="transparent"/>
    </style:style>
    <style:style style:name="P30"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5d66a" officeooo:paragraph-rsid="0395d66a" fo:background-color="transparent"/>
    </style:style>
    <style:style style:name="P31"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97991" officeooo:paragraph-rsid="03997991" fo:background-color="transparent"/>
    </style:style>
    <style:style style:name="P32"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7eeeb" officeooo:paragraph-rsid="03a7eeeb" fo:background-color="transparent"/>
    </style:style>
    <style:style style:name="P33"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7eeeb" officeooo:paragraph-rsid="03a642d1" fo:background-color="transparent"/>
    </style:style>
    <style:style style:name="P34"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84f8a" officeooo:paragraph-rsid="03a84f8a" fo:background-color="transparent"/>
    </style:style>
    <style:style style:name="P35"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9a8c9" officeooo:paragraph-rsid="03a9a8c9" fo:background-color="transparent"/>
    </style:style>
    <style:style style:name="P36"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b1965" officeooo:paragraph-rsid="03ab1965" fo:background-color="transparent"/>
    </style:style>
    <style:style style:name="P37"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c788e" officeooo:paragraph-rsid="03ac788e" fo:background-color="transparent"/>
    </style:style>
    <style:style style:name="P38"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db180" officeooo:paragraph-rsid="03adb180" fo:background-color="transparent"/>
    </style:style>
    <style:style style:name="P39"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e6487" officeooo:paragraph-rsid="03ae6487" fo:background-color="transparent"/>
    </style:style>
    <style:style style:name="P40"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ecb85" officeooo:paragraph-rsid="03aecb85" fo:background-color="transparent"/>
    </style:style>
    <style:style style:name="P41"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fbf5f" officeooo:paragraph-rsid="03afbf5f" fo:background-color="transparent"/>
    </style:style>
    <style:style style:name="P42"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b0b841" officeooo:paragraph-rsid="03b0b841" fo:background-color="transparent"/>
    </style:style>
    <style:style style:name="P43"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b0e73c" officeooo:paragraph-rsid="03b0e73c" fo:background-color="transparent"/>
    </style:style>
    <style:style style:name="P44"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b255b1" officeooo:paragraph-rsid="03b255b1" fo:background-color="transparent"/>
    </style:style>
    <style:style style:name="P45"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b31401" officeooo:paragraph-rsid="03b31401" fo:background-color="transparent"/>
    </style:style>
    <style:style style:name="P46"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b31a2f" officeooo:paragraph-rsid="03b31a2f" fo:background-color="transparent"/>
    </style:style>
    <style:style style:name="P47"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b6260f" officeooo:paragraph-rsid="03b6260f" fo:background-color="transparent"/>
    </style:style>
    <style:style style:name="P48"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b7162c" officeooo:paragraph-rsid="03b7162c" fo:background-color="transparent"/>
    </style:style>
    <style:style style:name="P49"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a2edb" officeooo:paragraph-rsid="039a2edb" fo:background-color="transparent"/>
    </style:style>
    <style:style style:name="P50"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a2f2a" officeooo:paragraph-rsid="039a2edb" fo:background-color="transparent"/>
    </style:style>
    <style:style style:name="P51"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a2f2a" officeooo:paragraph-rsid="039a2f2a" fo:background-color="transparent"/>
    </style:style>
    <style:style style:name="P52"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be567" officeooo:paragraph-rsid="039be567" fo:background-color="transparent"/>
    </style:style>
    <style:style style:name="P53"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dc42e" officeooo:paragraph-rsid="039dc42e" fo:background-color="transparent"/>
    </style:style>
    <style:style style:name="P54"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9f391b" officeooo:paragraph-rsid="039f391b" fo:background-color="transparent"/>
    </style:style>
    <style:style style:name="P55"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01564" officeooo:paragraph-rsid="039f391b" fo:background-color="transparent"/>
    </style:style>
    <style:style style:name="P56"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01564" officeooo:paragraph-rsid="03a01564" fo:background-color="transparent"/>
    </style:style>
    <style:style style:name="P57"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11b6e" officeooo:paragraph-rsid="03a11b6e" fo:background-color="transparent"/>
    </style:style>
    <style:style style:name="P58"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19cbb" officeooo:paragraph-rsid="03a19cbb" fo:background-color="transparent"/>
    </style:style>
    <style:style style:name="P59"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30255" officeooo:paragraph-rsid="03a30255" fo:background-color="transparent"/>
    </style:style>
    <style:style style:name="P60"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4ef21" officeooo:paragraph-rsid="03a4ef21" fo:background-color="transparent"/>
    </style:style>
    <style:style style:name="P61"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a642d1" officeooo:paragraph-rsid="03a642d1" fo:background-color="transparent"/>
    </style:style>
    <style:style style:name="P62"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c43985" officeooo:paragraph-rsid="03b7162c" fo:background-color="transparent"/>
    </style:style>
    <style:style style:name="P63"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c43985" officeooo:paragraph-rsid="03c43985" fo:background-color="transparent"/>
    </style:style>
    <style:style style:name="P64"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c73a91" officeooo:paragraph-rsid="03c73a91" fo:background-color="transparent"/>
    </style:style>
    <style:style style:name="P65"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cb9c25" officeooo:paragraph-rsid="03cb9c25" fo:background-color="transparent"/>
    </style:style>
    <style:style style:name="P66"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cccc3f" officeooo:paragraph-rsid="03cccc3f" fo:background-color="transparent"/>
    </style:style>
    <style:style style:name="P67"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cf7938" officeooo:paragraph-rsid="03cf7938" fo:background-color="transparent"/>
    </style:style>
    <style:style style:name="P68"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cfff3e" officeooo:paragraph-rsid="039342c9" fo:background-color="transparent"/>
    </style:style>
    <style:style style:name="P69"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d3d5e2" officeooo:paragraph-rsid="03d3d5e2" fo:background-color="transparent"/>
    </style:style>
    <style:style style:name="P70"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d7152e" officeooo:paragraph-rsid="03d7152e" fo:background-color="transparent"/>
    </style:style>
    <style:style style:name="P71"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d7e366" officeooo:paragraph-rsid="03d7e366" fo:background-color="transparent"/>
    </style:style>
    <style:style style:name="P72"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dd2221" officeooo:paragraph-rsid="03dd2221" fo:background-color="transparent"/>
    </style:style>
    <style:style style:name="P73"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dd2221" officeooo:paragraph-rsid="03d87cf7" fo:background-color="transparent"/>
    </style:style>
    <style:style style:name="P74"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dd26ca" officeooo:paragraph-rsid="03dd26ca" fo:background-color="transparent"/>
    </style:style>
    <style:style style:name="P75"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07a85" officeooo:paragraph-rsid="03e07a85" fo:background-color="transparent"/>
    </style:style>
    <style:style style:name="P76"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2541f" officeooo:paragraph-rsid="03e2541f" fo:background-color="transparent"/>
    </style:style>
    <style:style style:name="P77"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297d8" officeooo:paragraph-rsid="03e297d8" fo:background-color="transparent"/>
    </style:style>
    <style:style style:name="P78"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371a6" officeooo:paragraph-rsid="03e371a6" fo:background-color="transparent"/>
    </style:style>
    <style:style style:name="P79"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55743" officeooo:paragraph-rsid="03e3b508" fo:background-color="transparent"/>
    </style:style>
    <style:style style:name="P80"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55743" officeooo:paragraph-rsid="03e55743" fo:background-color="transparent"/>
    </style:style>
    <style:style style:name="P81"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74f4e" officeooo:paragraph-rsid="03e55743" fo:background-color="transparent"/>
    </style:style>
    <style:style style:name="P82"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9f08c" officeooo:paragraph-rsid="03e9f08c" fo:background-color="transparent"/>
    </style:style>
    <style:style style:name="P83"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70699" officeooo:paragraph-rsid="03e70699" fo:background-color="transparent"/>
    </style:style>
    <style:style style:name="P84"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b7037" officeooo:paragraph-rsid="03eb7037" fo:background-color="transparent"/>
    </style:style>
    <style:style style:name="P85"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d34d6" officeooo:paragraph-rsid="03f08e1b" fo:background-color="transparent"/>
    </style:style>
    <style:style style:name="P86"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e5b13" officeooo:paragraph-rsid="03ed34d6" fo:background-color="transparent"/>
    </style:style>
    <style:style style:name="P87"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e5b13" officeooo:paragraph-rsid="03ee5b13" fo:background-color="transparent"/>
    </style:style>
    <style:style style:name="P88"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ef0008" officeooo:paragraph-rsid="03ef0008" fo:background-color="transparent"/>
    </style:style>
    <style:style style:name="P89"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f08e1b" officeooo:paragraph-rsid="03f08e1b" fo:background-color="transparent"/>
    </style:style>
    <style:style style:name="P90"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f0bb34" officeooo:paragraph-rsid="03f0bb34" fo:background-color="transparent"/>
    </style:style>
    <style:style style:name="P91"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f7782d" officeooo:paragraph-rsid="03f7782d" fo:background-color="transparent"/>
    </style:style>
    <style:style style:name="P92"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407dc05" officeooo:paragraph-rsid="0407dc05" fo:background-color="transparent"/>
    </style:style>
    <style:style style:name="P93"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4080866" officeooo:paragraph-rsid="04080866" fo:background-color="transparent"/>
    </style:style>
    <style:style style:name="P94"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40e793b" officeooo:paragraph-rsid="040e793b" fo:background-color="transparent"/>
    </style:style>
    <style:style style:name="P95" style:family="paragraph" style:parent-style-name="Standard">
      <loext:graphic-properties draw:fill="none"/>
      <style:paragraph-properties fo:margin-left="0in" fo:margin-right="0in" fo:text-indent="0.5in" style:auto-text-indent="false" fo:background-color="transparent"/>
      <style:text-properties style:use-window-font-color="true" officeooo:paragraph-rsid="03c73a91"/>
    </style:style>
    <style:style style:name="P96" style:family="paragraph" style:parent-style-name="Standard">
      <loext:graphic-properties draw:fill="none"/>
      <style:paragraph-properties fo:margin-left="0in" fo:margin-right="0in" fo:text-indent="0.5in" style:auto-text-indent="false" fo:background-color="transparent"/>
      <style:text-properties style:use-window-font-color="true" officeooo:paragraph-rsid="03f7782d"/>
    </style:style>
    <style:style style:name="P97" style:family="paragraph" style:parent-style-name="Standard">
      <loext:graphic-properties draw:fill="none"/>
      <style:paragraph-properties fo:margin-left="0in" fo:margin-right="0in" fo:text-indent="0.5in" style:auto-text-indent="false" fo:background-color="transparent"/>
      <style:text-properties style:use-window-font-color="true" officeooo:paragraph-rsid="0407dc05"/>
    </style:style>
    <style:style style:name="P98" style:family="paragraph" style:parent-style-name="Standard">
      <loext:graphic-properties draw:fill="none"/>
      <style:paragraph-properties fo:margin-left="0in" fo:margin-right="0in" fo:text-indent="0.5in" style:auto-text-indent="false" fo:background-color="transparent"/>
      <style:text-properties style:use-window-font-color="true" officeooo:paragraph-rsid="04080866"/>
    </style:style>
    <style:style style:name="P99" style:family="paragraph" style:parent-style-name="Standard">
      <loext:graphic-properties draw:fill="none"/>
      <style:paragraph-properties fo:margin-left="0in" fo:margin-right="0in" fo:text-indent="0.5in" style:auto-text-indent="false" fo:background-color="transparent"/>
      <style:text-properties style:use-window-font-color="true" officeooo:paragraph-rsid="04091728"/>
    </style:style>
    <style:style style:name="P100" style:family="paragraph" style:parent-style-name="Standard">
      <loext:graphic-properties draw:fill="none"/>
      <style:paragraph-properties fo:margin-left="0in" fo:margin-right="0in" fo:text-indent="0.5in" style:auto-text-indent="false" fo:background-color="transparent"/>
      <style:text-properties style:use-window-font-color="true" officeooo:paragraph-rsid="040e793b"/>
    </style:style>
    <style:style style:name="P101" style:family="paragraph" style:parent-style-name="Standard">
      <loext:graphic-properties draw:fill="none"/>
      <style:paragraph-properties fo:margin-left="0in" fo:margin-right="0in" fo:text-indent="0.5in" style:auto-text-indent="false" fo:background-color="transparent"/>
      <style:text-properties style:use-window-font-color="true" officeooo:paragraph-rsid="041168fc"/>
    </style:style>
    <style:style style:name="P102" style:family="paragraph" style:parent-style-name="Standard">
      <loext:graphic-properties draw:fill="none"/>
      <style:paragraph-properties fo:margin-left="0in" fo:margin-right="0in" fo:text-indent="0.5in" style:auto-text-indent="false" fo:background-color="transparent"/>
      <style:text-properties officeooo:rsid="039a2f2a" officeooo:paragraph-rsid="039a2f2a"/>
    </style:style>
    <style:style style:name="P103" style:family="paragraph" style:parent-style-name="Standard">
      <loext:graphic-properties draw:fill="none"/>
      <style:paragraph-properties fo:margin-left="0in" fo:margin-right="0in" fo:text-indent="0.5in" style:auto-text-indent="false" fo:background-color="transparent"/>
      <style:text-properties officeooo:rsid="039be567" officeooo:paragraph-rsid="039be567"/>
    </style:style>
    <style:style style:name="P104" style:family="paragraph" style:parent-style-name="Standard">
      <loext:graphic-properties draw:fill="none"/>
      <style:paragraph-properties fo:margin-left="0in" fo:margin-right="0in" fo:text-indent="0.5in" style:auto-text-indent="false" fo:background-color="transparent"/>
      <style:text-properties officeooo:paragraph-rsid="039be567"/>
    </style:style>
    <style:style style:name="P105" style:family="paragraph" style:parent-style-name="Standard">
      <loext:graphic-properties draw:fill="none"/>
      <style:paragraph-properties fo:margin-left="0in" fo:margin-right="0in" fo:text-indent="0.5in" style:auto-text-indent="false" fo:background-color="transparent"/>
      <style:text-properties officeooo:rsid="039f391b" officeooo:paragraph-rsid="039f391b"/>
    </style:style>
    <style:style style:name="P106" style:family="paragraph" style:parent-style-name="Standard">
      <loext:graphic-properties draw:fill="none"/>
      <style:paragraph-properties fo:margin-left="0in" fo:margin-right="0in" fo:text-indent="0.5in" style:auto-text-indent="false" fo:background-color="transparent"/>
      <style:text-properties officeooo:rsid="03a11b6e" officeooo:paragraph-rsid="03a11b6e"/>
    </style:style>
    <style:style style:name="P107" style:family="paragraph" style:parent-style-name="Standard">
      <loext:graphic-properties draw:fill="none"/>
      <style:paragraph-properties fo:margin-left="0in" fo:margin-right="0in" fo:text-indent="0.5in" style:auto-text-indent="false" fo:background-color="transparent"/>
      <style:text-properties officeooo:paragraph-rsid="03a11b6e"/>
    </style:style>
    <style:style style:name="P108" style:family="paragraph" style:parent-style-name="Standard">
      <loext:graphic-properties draw:fill="none"/>
      <style:paragraph-properties fo:margin-left="0in" fo:margin-right="0in" fo:text-indent="0.5in" style:auto-text-indent="false" fo:background-color="transparent"/>
      <style:text-properties officeooo:rsid="03a5e049" officeooo:paragraph-rsid="03a5e049"/>
    </style:style>
    <style:style style:name="P109" style:family="paragraph" style:parent-style-name="Standard">
      <loext:graphic-properties draw:fill="none"/>
      <style:paragraph-properties fo:margin-left="0in" fo:margin-right="0in" fo:text-indent="0.5in" style:auto-text-indent="false" fo:background-color="transparent"/>
      <style:text-properties officeooo:paragraph-rsid="03a642d1"/>
    </style:style>
    <style:style style:name="P110" style:family="paragraph" style:parent-style-name="Standard">
      <loext:graphic-properties draw:fill="none"/>
      <style:paragraph-properties fo:margin-left="0in" fo:margin-right="0in" fo:text-indent="0.5in" style:auto-text-indent="false" fo:background-color="transparent"/>
      <style:text-properties officeooo:paragraph-rsid="03adb180"/>
    </style:style>
    <style:style style:name="P111" style:family="paragraph" style:parent-style-name="Standard">
      <loext:graphic-properties draw:fill="none"/>
      <style:paragraph-properties fo:margin-left="0in" fo:margin-right="0in" fo:text-indent="0.5in" style:auto-text-indent="false" fo:background-color="transparent"/>
      <style:text-properties officeooo:rsid="03bbfc90" officeooo:paragraph-rsid="03bbfc90"/>
    </style:style>
    <style:style style:name="P112" style:family="paragraph" style:parent-style-name="Standard">
      <loext:graphic-properties draw:fill="none"/>
      <style:paragraph-properties fo:margin-left="0in" fo:margin-right="0in" fo:text-indent="0.5in" style:auto-text-indent="false" fo:background-color="transparent"/>
      <style:text-properties officeooo:paragraph-rsid="03ae6487"/>
    </style:style>
    <style:style style:name="P113" style:family="paragraph" style:parent-style-name="Standard">
      <loext:graphic-properties draw:fill="none"/>
      <style:paragraph-properties fo:margin-left="0in" fo:margin-right="0in" fo:text-indent="0.5in" style:auto-text-indent="false" fo:background-color="transparent"/>
      <style:text-properties officeooo:paragraph-rsid="03b0e73c"/>
    </style:style>
    <style:style style:name="P114" style:family="paragraph" style:parent-style-name="Standard">
      <loext:graphic-properties draw:fill="none"/>
      <style:paragraph-properties fo:margin-left="0in" fo:margin-right="0in" fo:text-indent="0.5in" style:auto-text-indent="false" fo:background-color="transparent"/>
      <style:text-properties officeooo:rsid="03c73a91" officeooo:paragraph-rsid="03c73a91"/>
    </style:style>
    <style:style style:name="P115" style:family="paragraph" style:parent-style-name="Standard">
      <loext:graphic-properties draw:fill="none"/>
      <style:paragraph-properties fo:margin-left="0in" fo:margin-right="0in" fo:text-indent="0.5in" style:auto-text-indent="false" fo:background-color="transparent"/>
      <style:text-properties officeooo:paragraph-rsid="03925bcc"/>
    </style:style>
    <style:style style:name="P116" style:family="paragraph" style:parent-style-name="Standard">
      <loext:graphic-properties draw:fill="none"/>
      <style:paragraph-properties fo:margin-left="0in" fo:margin-right="0in" fo:text-indent="0.5in" style:auto-text-indent="false" fo:background-color="transparent"/>
      <style:text-properties officeooo:paragraph-rsid="039342c9"/>
    </style:style>
    <style:style style:name="P117" style:family="paragraph" style:parent-style-name="Standard">
      <loext:graphic-properties draw:fill="none"/>
      <style:paragraph-properties fo:margin-left="0in" fo:margin-right="0in" fo:text-indent="0.5in" style:auto-text-indent="false" fo:background-color="transparent"/>
      <style:text-properties officeooo:rsid="03d88510" officeooo:paragraph-rsid="03d88510"/>
    </style:style>
    <style:style style:name="P118" style:family="paragraph" style:parent-style-name="Standard">
      <loext:graphic-properties draw:fill="none"/>
      <style:paragraph-properties fo:margin-left="0in" fo:margin-right="0in" fo:text-indent="0.5in" style:auto-text-indent="false" fo:background-color="transparent"/>
      <style:text-properties officeooo:rsid="03d87cf7" officeooo:paragraph-rsid="03d87cf7"/>
    </style:style>
    <style:style style:name="P119" style:family="paragraph" style:parent-style-name="Standard">
      <loext:graphic-properties draw:fill="none"/>
      <style:paragraph-properties fo:margin-left="0in" fo:margin-right="0in" fo:text-indent="0.5in" style:auto-text-indent="false" fo:background-color="transparent"/>
      <style:text-properties officeooo:rsid="03dd2221" officeooo:paragraph-rsid="03dd2221"/>
    </style:style>
    <style:style style:name="P120" style:family="paragraph" style:parent-style-name="Standard">
      <loext:graphic-properties draw:fill="none"/>
      <style:paragraph-properties fo:margin-left="0in" fo:margin-right="0in" fo:text-indent="0.5in" style:auto-text-indent="false" fo:background-color="transparent"/>
      <style:text-properties officeooo:paragraph-rsid="03de7d76"/>
    </style:style>
    <style:style style:name="P121" style:family="paragraph" style:parent-style-name="Standard">
      <loext:graphic-properties draw:fill="none"/>
      <style:paragraph-properties fo:margin-left="0in" fo:margin-right="0in" fo:text-indent="0.5in" style:auto-text-indent="false" fo:background-color="transparent"/>
      <style:text-properties officeooo:rsid="03e07a85" officeooo:paragraph-rsid="03e07a85"/>
    </style:style>
    <style:style style:name="P122" style:family="paragraph" style:parent-style-name="Standard">
      <loext:graphic-properties draw:fill="none"/>
      <style:paragraph-properties fo:margin-left="0in" fo:margin-right="0in" fo:text-indent="0.5in" style:auto-text-indent="false" fo:background-color="transparent"/>
      <style:text-properties officeooo:paragraph-rsid="03e2541f"/>
    </style:style>
    <style:style style:name="P123" style:family="paragraph" style:parent-style-name="Standard">
      <loext:graphic-properties draw:fill="none"/>
      <style:paragraph-properties fo:margin-left="0in" fo:margin-right="0in" fo:text-indent="0.5in" style:auto-text-indent="false" fo:background-color="transparent"/>
      <style:text-properties officeooo:rsid="03e297d8" officeooo:paragraph-rsid="03e297d8"/>
    </style:style>
    <style:style style:name="P124" style:family="paragraph" style:parent-style-name="Standard">
      <loext:graphic-properties draw:fill="none"/>
      <style:paragraph-properties fo:margin-left="0in" fo:margin-right="0in" fo:text-indent="0.5in" style:auto-text-indent="false" fo:background-color="transparent"/>
      <style:text-properties officeooo:rsid="03e371a6" officeooo:paragraph-rsid="03e371a6"/>
    </style:style>
    <style:style style:name="P125" style:family="paragraph" style:parent-style-name="Standard">
      <loext:graphic-properties draw:fill="none"/>
      <style:paragraph-properties fo:margin-left="0in" fo:margin-right="0in" fo:text-indent="0.5in" style:auto-text-indent="false" fo:background-color="transparent"/>
      <style:text-properties officeooo:paragraph-rsid="03e371a6"/>
    </style:style>
    <style:style style:name="P126" style:family="paragraph" style:parent-style-name="Standard">
      <loext:graphic-properties draw:fill="none"/>
      <style:paragraph-properties fo:margin-left="0in" fo:margin-right="0in" fo:text-indent="0.5in" style:auto-text-indent="false" fo:background-color="transparent"/>
      <style:text-properties officeooo:rsid="03e3b508" officeooo:paragraph-rsid="03e3b508"/>
    </style:style>
    <style:style style:name="P127" style:family="paragraph" style:parent-style-name="Standard">
      <loext:graphic-properties draw:fill="none"/>
      <style:paragraph-properties fo:margin-left="0in" fo:margin-right="0in" fo:text-indent="0.5in" style:auto-text-indent="false" fo:background-color="transparent"/>
      <style:text-properties officeooo:rsid="03e55743" officeooo:paragraph-rsid="03e55743"/>
    </style:style>
    <style:style style:name="P128" style:family="paragraph" style:parent-style-name="Standard">
      <loext:graphic-properties draw:fill="none"/>
      <style:paragraph-properties fo:margin-left="0in" fo:margin-right="0in" fo:text-indent="0.5in" style:auto-text-indent="false" fo:background-color="transparent"/>
      <style:text-properties officeooo:paragraph-rsid="03e74f4e"/>
    </style:style>
    <style:style style:name="P129" style:family="paragraph" style:parent-style-name="Standard">
      <loext:graphic-properties draw:fill="none"/>
      <style:paragraph-properties fo:margin-left="0in" fo:margin-right="0in" fo:text-indent="0.5in" style:auto-text-indent="false" fo:background-color="transparent"/>
      <style:text-properties officeooo:rsid="03e9f08c" officeooo:paragraph-rsid="03e9f08c"/>
    </style:style>
    <style:style style:name="P130" style:family="paragraph" style:parent-style-name="Standard">
      <loext:graphic-properties draw:fill="none"/>
      <style:paragraph-properties fo:margin-left="0in" fo:margin-right="0in" fo:text-indent="0.5in" style:auto-text-indent="false" fo:background-color="transparent"/>
      <style:text-properties officeooo:rsid="03eb7037" officeooo:paragraph-rsid="03eb7037"/>
    </style:style>
    <style:style style:name="P131" style:family="paragraph" style:parent-style-name="Standard">
      <loext:graphic-properties draw:fill="none"/>
      <style:paragraph-properties fo:margin-left="0in" fo:margin-right="0in" fo:text-indent="0.5in" style:auto-text-indent="false" fo:background-color="transparent"/>
      <style:text-properties officeooo:rsid="03ef0008" officeooo:paragraph-rsid="03ef0008"/>
    </style:style>
    <style:style style:name="P132" style:family="paragraph" style:parent-style-name="Standard">
      <loext:graphic-properties draw:fill="none"/>
      <style:paragraph-properties fo:margin-left="0in" fo:margin-right="0in" fo:text-indent="0.5in" style:auto-text-indent="false" fo:background-color="transparent"/>
      <style:text-properties officeooo:paragraph-rsid="03f08e1b"/>
    </style:style>
    <style:style style:name="P133" style:family="paragraph" style:parent-style-name="Standard">
      <loext:graphic-properties draw:fill="none"/>
      <style:paragraph-properties fo:margin-left="0in" fo:margin-right="0in" fo:text-indent="0.5in" style:auto-text-indent="false" fo:background-color="transparent"/>
      <style:text-properties officeooo:rsid="03f08e1b" officeooo:paragraph-rsid="03f08e1b"/>
    </style:style>
    <style:style style:name="P134" style:family="paragraph" style:parent-style-name="Standard">
      <loext:graphic-properties draw:fill="none"/>
      <style:paragraph-properties fo:margin-left="0in" fo:margin-right="0in" fo:text-indent="0.5in" style:auto-text-indent="false" fo:background-color="transparent"/>
      <style:text-properties officeooo:paragraph-rsid="03f896fc"/>
    </style:style>
    <style:style style:name="P135" style:family="paragraph" style:parent-style-name="Standard">
      <loext:graphic-properties draw:fill="none"/>
      <style:paragraph-properties fo:margin-left="0in" fo:margin-right="0in" fo:text-indent="0.5in" style:auto-text-indent="false" fo:background-color="transparent"/>
      <style:text-properties officeooo:rsid="03ff153b" officeooo:paragraph-rsid="03ff153b"/>
    </style:style>
    <style:style style:name="P136" style:family="paragraph" style:parent-style-name="Standard">
      <loext:graphic-properties draw:fill="none"/>
      <style:paragraph-properties fo:margin-left="0in" fo:margin-right="0in" fo:text-indent="0.5in" style:auto-text-indent="false" fo:background-color="transparent"/>
      <style:text-properties officeooo:paragraph-rsid="04118f74"/>
    </style:style>
    <style:style style:name="P137" style:family="paragraph" style:parent-style-name="Standard">
      <loext:graphic-properties draw:fill="none"/>
      <style:paragraph-properties fo:margin-left="0in" fo:margin-right="0in" fo:text-indent="0.5in" style:auto-text-indent="false" fo:background-color="transparent"/>
      <style:text-properties officeooo:paragraph-rsid="0419ec3e"/>
    </style:style>
    <style:style style:name="P138" style:family="paragraph" style:parent-style-name="Standard" style:master-page-name="">
      <loext:graphic-properties draw:fill="none"/>
      <style:paragraph-properties fo:margin-left="0in" fo:margin-right="0in" fo:text-indent="0.5in" style:auto-text-indent="false" style:page-number="auto" fo:background-color="transparent"/>
      <style:text-properties fo:language="ru" fo:country="RU" officeooo:rsid="03f31a54"/>
    </style:style>
    <style:style style:name="P139"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41da1a8" officeooo:paragraph-rsid="041da1a8" fo:background-color="transparent"/>
    </style:style>
    <style:style style:name="P140"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41f1c81" officeooo:paragraph-rsid="041f1c81" fo:background-color="transparent"/>
    </style:style>
    <style:style style:name="P141"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4182b5b" officeooo:paragraph-rsid="04118f74" fo:background-color="transparent"/>
    </style:style>
    <style:style style:name="P142" style:family="paragraph" style:parent-style-name="Standard">
      <loext:graphic-properties draw:fill="none"/>
      <style:paragraph-properties fo:margin-left="0in" fo:margin-right="0in" fo:text-indent="0.5in" style:auto-text-indent="false" fo:background-color="transparent"/>
      <style:text-properties style:use-window-font-color="true" fo:language="ru" fo:country="RU" officeooo:rsid="03d3d5e2" officeooo:paragraph-rsid="03d3d5e2" fo:background-color="transparent"/>
    </style:style>
    <style:style style:name="P143" style:family="paragraph" style:parent-style-name="Standard">
      <loext:graphic-properties draw:fill="none"/>
      <style:paragraph-properties fo:margin-left="0in" fo:margin-right="0in" fo:text-indent="0.5in" style:auto-text-indent="false" fo:background-color="transparent"/>
      <style:text-properties fo:color="#c9211e" fo:language="ru" fo:country="RU" officeooo:rsid="04211a95" officeooo:paragraph-rsid="04211a95" fo:background-color="transparent"/>
    </style:style>
    <style:style style:name="T1" style:family="text">
      <style:text-properties officeooo:rsid="03879838"/>
    </style:style>
    <style:style style:name="T2" style:family="text">
      <style:text-properties officeooo:rsid="038a08f1"/>
    </style:style>
    <style:style style:name="T3" style:family="text">
      <style:text-properties style:use-window-font-color="true" fo:language="ru" fo:country="RU" fo:background-color="transparent" loext:char-shading-value="0"/>
    </style:style>
    <style:style style:name="T4" style:family="text">
      <style:text-properties style:use-window-font-color="true" fo:language="ru" fo:country="RU" officeooo:rsid="039a2edb" fo:background-color="transparent" loext:char-shading-value="0"/>
    </style:style>
    <style:style style:name="T5" style:family="text">
      <style:text-properties style:use-window-font-color="true" fo:language="ru" fo:country="RU" officeooo:rsid="039a2f2a" fo:background-color="transparent" loext:char-shading-value="0"/>
    </style:style>
    <style:style style:name="T6" style:family="text">
      <style:text-properties style:use-window-font-color="true" fo:language="ru" fo:country="RU" officeooo:rsid="039bbedb" fo:background-color="transparent" loext:char-shading-value="0"/>
    </style:style>
    <style:style style:name="T7" style:family="text">
      <style:text-properties style:use-window-font-color="true" fo:language="ru" fo:country="RU" officeooo:rsid="039be567" fo:background-color="transparent" loext:char-shading-value="0"/>
    </style:style>
    <style:style style:name="T8" style:family="text">
      <style:text-properties style:use-window-font-color="true" fo:language="ru" fo:country="RU" officeooo:rsid="039dc42e" fo:background-color="transparent" loext:char-shading-value="0"/>
    </style:style>
    <style:style style:name="T9" style:family="text">
      <style:text-properties style:use-window-font-color="true" fo:language="ru" fo:country="RU" officeooo:rsid="03a01564" fo:background-color="transparent" loext:char-shading-value="0"/>
    </style:style>
    <style:style style:name="T10" style:family="text">
      <style:text-properties style:use-window-font-color="true" fo:language="ru" fo:country="RU" officeooo:rsid="03a11b6e" fo:background-color="transparent" loext:char-shading-value="0"/>
    </style:style>
    <style:style style:name="T11" style:family="text">
      <style:text-properties style:use-window-font-color="true" fo:language="ru" fo:country="RU" officeooo:rsid="03a642d1" fo:background-color="transparent" loext:char-shading-value="0"/>
    </style:style>
    <style:style style:name="T12" style:family="text">
      <style:text-properties style:use-window-font-color="true" fo:language="ru" fo:country="RU" officeooo:rsid="03a7eeeb" fo:background-color="transparent" loext:char-shading-value="0"/>
    </style:style>
    <style:style style:name="T13" style:family="text">
      <style:text-properties style:use-window-font-color="true" fo:language="ru" fo:country="RU" officeooo:rsid="03adb180" fo:background-color="transparent" loext:char-shading-value="0"/>
    </style:style>
    <style:style style:name="T14" style:family="text">
      <style:text-properties style:use-window-font-color="true" fo:language="ru" fo:country="RU" officeooo:rsid="03ae6487" fo:background-color="transparent" loext:char-shading-value="0"/>
    </style:style>
    <style:style style:name="T15" style:family="text">
      <style:text-properties style:use-window-font-color="true" fo:language="ru" fo:country="RU" officeooo:rsid="03bdad03" fo:background-color="transparent" loext:char-shading-value="0"/>
    </style:style>
    <style:style style:name="T16" style:family="text">
      <style:text-properties style:use-window-font-color="true" fo:language="ru" fo:country="RU" officeooo:rsid="03bed3a1" fo:background-color="transparent" loext:char-shading-value="0"/>
    </style:style>
    <style:style style:name="T17" style:family="text">
      <style:text-properties style:use-window-font-color="true" fo:language="ru" fo:country="RU" officeooo:rsid="03b6260f" fo:background-color="transparent" loext:char-shading-value="0"/>
    </style:style>
    <style:style style:name="T18" style:family="text">
      <style:text-properties style:use-window-font-color="true" fo:language="ru" fo:country="RU" officeooo:rsid="03b0e73c" fo:background-color="transparent" loext:char-shading-value="0"/>
    </style:style>
    <style:style style:name="T19" style:family="text">
      <style:text-properties style:use-window-font-color="true" fo:language="ru" fo:country="RU" officeooo:rsid="03c6d068" fo:background-color="transparent" loext:char-shading-value="0"/>
    </style:style>
    <style:style style:name="T20" style:family="text">
      <style:text-properties style:use-window-font-color="true" fo:language="ru" fo:country="RU" officeooo:rsid="03c73a91" fo:background-color="transparent" loext:char-shading-value="0"/>
    </style:style>
    <style:style style:name="T21" style:family="text">
      <style:text-properties style:use-window-font-color="true" fo:language="ru" fo:country="RU" officeooo:rsid="03b4753e" fo:background-color="transparent" loext:char-shading-value="0"/>
    </style:style>
    <style:style style:name="T22" style:family="text">
      <style:text-properties style:use-window-font-color="true" fo:language="ru" fo:country="RU" officeooo:rsid="03925bcc" fo:background-color="transparent" loext:char-shading-value="0"/>
    </style:style>
    <style:style style:name="T23" style:family="text">
      <style:text-properties style:use-window-font-color="true" fo:language="ru" fo:country="RU" officeooo:rsid="03cccc3f" fo:background-color="transparent" loext:char-shading-value="0"/>
    </style:style>
    <style:style style:name="T24" style:family="text">
      <style:text-properties style:use-window-font-color="true" fo:language="ru" fo:country="RU" officeooo:rsid="039342c9" fo:background-color="transparent" loext:char-shading-value="0"/>
    </style:style>
    <style:style style:name="T25" style:family="text">
      <style:text-properties style:use-window-font-color="true" fo:language="ru" fo:country="RU" officeooo:rsid="03cf7938" fo:background-color="transparent" loext:char-shading-value="0"/>
    </style:style>
    <style:style style:name="T26" style:family="text">
      <style:text-properties style:use-window-font-color="true" fo:language="ru" fo:country="RU" officeooo:rsid="03cfff3e" fo:background-color="transparent" loext:char-shading-value="0"/>
    </style:style>
    <style:style style:name="T27" style:family="text">
      <style:text-properties style:use-window-font-color="true" fo:language="ru" fo:country="RU" officeooo:rsid="03dd2221" fo:background-color="transparent" loext:char-shading-value="0"/>
    </style:style>
    <style:style style:name="T28" style:family="text">
      <style:text-properties style:use-window-font-color="true" fo:language="ru" fo:country="RU" officeooo:rsid="03dd26ca" fo:background-color="transparent" loext:char-shading-value="0"/>
    </style:style>
    <style:style style:name="T29" style:family="text">
      <style:text-properties style:use-window-font-color="true" fo:language="ru" fo:country="RU" officeooo:rsid="03de7d76" fo:background-color="transparent" loext:char-shading-value="0"/>
    </style:style>
    <style:style style:name="T30" style:family="text">
      <style:text-properties style:use-window-font-color="true" fo:language="ru" fo:country="RU" officeooo:rsid="03e04f07" fo:background-color="transparent" loext:char-shading-value="0"/>
    </style:style>
    <style:style style:name="T31" style:family="text">
      <style:text-properties style:use-window-font-color="true" fo:language="ru" fo:country="RU" officeooo:rsid="03e297d8" fo:background-color="transparent" loext:char-shading-value="0"/>
    </style:style>
    <style:style style:name="T32" style:family="text">
      <style:text-properties style:use-window-font-color="true" fo:language="ru" fo:country="RU" officeooo:rsid="03e2541f" fo:background-color="transparent" loext:char-shading-value="0"/>
    </style:style>
    <style:style style:name="T33" style:family="text">
      <style:text-properties style:use-window-font-color="true" fo:language="ru" fo:country="RU" officeooo:rsid="03e371a6" fo:background-color="transparent" loext:char-shading-value="0"/>
    </style:style>
    <style:style style:name="T34" style:family="text">
      <style:text-properties style:use-window-font-color="true" fo:language="ru" fo:country="RU" officeooo:rsid="03e3b508" fo:background-color="transparent" loext:char-shading-value="0"/>
    </style:style>
    <style:style style:name="T35" style:family="text">
      <style:text-properties style:use-window-font-color="true" fo:language="ru" fo:country="RU" officeooo:rsid="03e55743" fo:background-color="transparent" loext:char-shading-value="0"/>
    </style:style>
    <style:style style:name="T36" style:family="text">
      <style:text-properties style:use-window-font-color="true" fo:language="ru" fo:country="RU" officeooo:rsid="03e70699" fo:background-color="transparent" loext:char-shading-value="0"/>
    </style:style>
    <style:style style:name="T37" style:family="text">
      <style:text-properties style:use-window-font-color="true" fo:language="ru" fo:country="RU" officeooo:rsid="03e74f4e" fo:background-color="transparent" loext:char-shading-value="0"/>
    </style:style>
    <style:style style:name="T38" style:family="text">
      <style:text-properties style:use-window-font-color="true" fo:language="ru" fo:country="RU" officeooo:rsid="03e8f9c4" fo:background-color="transparent" loext:char-shading-value="0"/>
    </style:style>
    <style:style style:name="T39" style:family="text">
      <style:text-properties style:use-window-font-color="true" fo:language="ru" fo:country="RU" officeooo:rsid="03e9f08c" fo:background-color="transparent" loext:char-shading-value="0"/>
    </style:style>
    <style:style style:name="T40" style:family="text">
      <style:text-properties style:use-window-font-color="true" fo:language="ru" fo:country="RU" officeooo:rsid="03ed34d6" fo:background-color="transparent" loext:char-shading-value="0"/>
    </style:style>
    <style:style style:name="T41" style:family="text">
      <style:text-properties style:use-window-font-color="true" fo:language="ru" fo:country="RU" officeooo:rsid="03ee5b13" fo:background-color="transparent" loext:char-shading-value="0"/>
    </style:style>
    <style:style style:name="T42" style:family="text">
      <style:text-properties style:use-window-font-color="true" fo:language="ru" fo:country="RU" officeooo:rsid="03f08e1b" fo:background-color="transparent" loext:char-shading-value="0"/>
    </style:style>
    <style:style style:name="T43" style:family="text">
      <style:text-properties style:use-window-font-color="true" fo:language="ru" fo:country="RU" officeooo:rsid="03f41451" fo:background-color="transparent" loext:char-shading-value="0"/>
    </style:style>
    <style:style style:name="T44" style:family="text">
      <style:text-properties style:use-window-font-color="true" fo:language="ru" fo:country="RU" officeooo:rsid="03f5e44f" fo:background-color="transparent" loext:char-shading-value="0"/>
    </style:style>
    <style:style style:name="T45" style:family="text">
      <style:text-properties style:use-window-font-color="true" fo:language="ru" fo:country="RU" officeooo:rsid="041168fc" fo:background-color="transparent" loext:char-shading-value="0"/>
    </style:style>
    <style:style style:name="T46" style:family="text">
      <style:text-properties style:use-window-font-color="true" fo:language="ru" fo:country="RU" officeooo:rsid="04159527" fo:background-color="transparent" loext:char-shading-value="0"/>
    </style:style>
    <style:style style:name="T47" style:family="text">
      <style:text-properties style:use-window-font-color="true" fo:language="ru" fo:country="RU" officeooo:rsid="04118f74" fo:background-color="transparent" loext:char-shading-value="0"/>
    </style:style>
    <style:style style:name="T48" style:family="text">
      <style:text-properties style:use-window-font-color="true" fo:language="ru" fo:country="RU" officeooo:rsid="04182b5b" fo:background-color="transparent" loext:char-shading-value="0"/>
    </style:style>
    <style:style style:name="T49" style:family="text">
      <style:text-properties style:use-window-font-color="true" fo:language="ru" fo:country="RU" officeooo:rsid="0419ec3e" fo:background-color="transparent" loext:char-shading-value="0"/>
    </style:style>
    <style:style style:name="T50" style:family="text">
      <style:text-properties style:use-window-font-color="true" fo:language="ru" fo:country="RU" officeooo:rsid="041bdddd" fo:background-color="transparent" loext:char-shading-value="0"/>
    </style:style>
    <style:style style:name="T51" style:family="text">
      <style:text-properties style:use-window-font-color="true" fo:language="ru" fo:country="RU" officeooo:rsid="041da1a8" fo:background-color="transparent" loext:char-shading-value="0"/>
    </style:style>
    <style:style style:name="T52" style:family="text">
      <style:text-properties officeooo:rsid="03a9a8c9"/>
    </style:style>
    <style:style style:name="T53" style:family="text">
      <style:text-properties officeooo:rsid="03ab1965"/>
    </style:style>
    <style:style style:name="T54" style:family="text">
      <style:text-properties officeooo:rsid="03ac788e"/>
    </style:style>
    <style:style style:name="T55" style:family="text">
      <style:text-properties officeooo:rsid="03b0e73c"/>
    </style:style>
    <style:style style:name="T56" style:family="text">
      <style:text-properties officeooo:rsid="03b610dc"/>
    </style:style>
    <style:style style:name="T57" style:family="text">
      <style:text-properties officeooo:rsid="03b6260f"/>
    </style:style>
    <style:style style:name="T58" style:family="text">
      <style:text-properties officeooo:rsid="03b8b9ac"/>
    </style:style>
    <style:style style:name="T59" style:family="text">
      <style:text-properties officeooo:rsid="03bdad03"/>
    </style:style>
    <style:style style:name="T60" style:family="text">
      <style:text-properties officeooo:rsid="03c5d55e"/>
    </style:style>
    <style:style style:name="T61" style:family="text">
      <style:text-properties officeooo:rsid="03c6d068"/>
    </style:style>
    <style:style style:name="T62" style:family="text">
      <style:text-properties officeooo:rsid="03c7b719"/>
    </style:style>
    <style:style style:name="T63" style:family="text">
      <style:text-properties officeooo:rsid="0083b5d8"/>
    </style:style>
    <style:style style:name="T64" style:family="text">
      <style:text-properties officeooo:rsid="007683de"/>
    </style:style>
    <style:style style:name="T65" style:family="text">
      <style:text-properties officeooo:rsid="0076d474"/>
    </style:style>
    <style:style style:name="T66" style:family="text">
      <style:text-properties officeooo:rsid="00776950"/>
    </style:style>
    <style:style style:name="T67" style:family="text">
      <style:text-properties officeooo:rsid="00777341"/>
    </style:style>
    <style:style style:name="T68" style:family="text">
      <style:text-properties officeooo:rsid="0078b04e"/>
    </style:style>
    <style:style style:name="T69" style:family="text">
      <style:text-properties officeooo:rsid="025e7114"/>
    </style:style>
    <style:style style:name="T70" style:family="text">
      <style:text-properties fo:language="ru" fo:country="RU" officeooo:rsid="03e6de3a"/>
    </style:style>
    <style:style style:name="T71" style:family="text">
      <style:text-properties fo:language="ru" fo:country="RU" officeooo:rsid="03e94698"/>
    </style:style>
    <style:style style:name="T72" style:family="text">
      <style:text-properties fo:language="ru" fo:country="RU" officeooo:rsid="007def89"/>
    </style:style>
    <style:style style:name="T73" style:family="text">
      <style:text-properties fo:language="ru" fo:country="RU" officeooo:rsid="02638567"/>
    </style:style>
    <style:style style:name="T74" style:family="text">
      <style:text-properties fo:language="ru" fo:country="RU" officeooo:rsid="02623d0a"/>
    </style:style>
    <style:style style:name="T75" style:family="text">
      <style:text-properties fo:language="ru" fo:country="RU" officeooo:rsid="03f7782d" fo:background-color="transparent" loext:char-shading-value="0"/>
    </style:style>
    <style:style style:name="T76" style:family="text">
      <style:text-properties fo:language="ru" fo:country="RU" officeooo:rsid="0403f856" fo:background-color="transparent" loext:char-shading-value="0"/>
    </style:style>
    <style:style style:name="T77" style:family="text">
      <style:text-properties fo:language="ru" fo:country="RU" officeooo:rsid="0412a926" fo:background-color="transparent" loext:char-shading-value="0"/>
    </style:style>
    <style:style style:name="T78" style:family="text">
      <style:text-properties fo:language="ru" fo:country="RU" officeooo:rsid="0404f287" fo:background-color="transparent" loext:char-shading-value="0"/>
    </style:style>
    <style:style style:name="T79" style:family="text">
      <style:text-properties fo:language="ru" fo:country="RU" officeooo:rsid="0406bf5f" fo:background-color="transparent" loext:char-shading-value="0"/>
    </style:style>
    <style:style style:name="T80" style:family="text">
      <style:text-properties fo:language="ru" fo:country="RU" officeooo:rsid="0407dc05" fo:background-color="transparent" loext:char-shading-value="0"/>
    </style:style>
    <style:style style:name="T81" style:family="text">
      <style:text-properties fo:language="ru" fo:country="RU" officeooo:rsid="04080866" fo:background-color="transparent" loext:char-shading-value="0"/>
    </style:style>
    <style:style style:name="T82" style:family="text">
      <style:text-properties fo:language="ru" fo:country="RU" officeooo:rsid="040e793b" fo:background-color="transparent" loext:char-shading-value="0"/>
    </style:style>
    <style:style style:name="T83" style:family="text">
      <style:text-properties fo:language="ru" fo:country="RU" officeooo:rsid="04091728" fo:background-color="transparent" loext:char-shading-value="0"/>
    </style:style>
    <style:style style:name="T84" style:family="text">
      <style:text-properties fo:language="ru" fo:country="RU" officeooo:rsid="040dcac6" fo:background-color="transparent" loext:char-shading-value="0"/>
    </style:style>
    <style:style style:name="T85" style:family="text">
      <style:text-properties fo:language="ru" fo:country="RU" officeooo:rsid="040cdce1" fo:background-color="transparent" loext:char-shading-value="0"/>
    </style:style>
    <style:style style:name="T86" style:family="text">
      <style:text-properties fo:language="ru" fo:country="RU" officeooo:rsid="040e0e10" fo:background-color="transparent" loext:char-shading-value="0"/>
    </style:style>
    <style:style style:name="T87" style:family="text">
      <style:text-properties fo:language="ru" fo:country="RU" officeooo:rsid="040eacfd" fo:background-color="transparent" loext:char-shading-value="0"/>
    </style:style>
    <style:style style:name="T88" style:family="text">
      <style:text-properties fo:language="ru" fo:country="RU" officeooo:rsid="041116c8" fo:background-color="transparent" loext:char-shading-value="0"/>
    </style:style>
    <style:style style:name="T89" style:family="text">
      <style:text-properties fo:language="ru" fo:country="RU" officeooo:rsid="041000a8" fo:background-color="transparent" loext:char-shading-value="0"/>
    </style:style>
    <style:style style:name="T90" style:family="text">
      <style:text-properties fo:language="ru" fo:country="RU" officeooo:rsid="041168fc" fo:background-color="transparent" loext:char-shading-value="0"/>
    </style:style>
    <style:style style:name="T91" style:family="text">
      <style:text-properties officeooo:rsid="007def89"/>
    </style:style>
    <style:style style:name="T92" style:family="text">
      <style:text-properties officeooo:rsid="03ebbb62"/>
    </style:style>
    <style:style style:name="T93" style:family="text">
      <style:text-properties officeooo:rsid="0089a842"/>
    </style:style>
    <style:style style:name="T94" style:family="text">
      <style:text-properties officeooo:rsid="008b0998"/>
    </style:style>
    <style:style style:name="T95" style:family="text">
      <style:text-properties officeooo:rsid="008072d7"/>
    </style:style>
    <style:style style:name="T96" style:family="text">
      <style:text-properties officeooo:rsid="00f8c0b1"/>
    </style:style>
    <style:style style:name="T97" style:family="text">
      <style:text-properties officeooo:rsid="03d211e7"/>
    </style:style>
    <style:style style:name="T98" style:family="text">
      <style:text-properties officeooo:rsid="03d7152e"/>
    </style:style>
    <style:style style:name="T99" style:family="text">
      <style:text-properties officeooo:rsid="03d7e366"/>
    </style:style>
    <style:style style:name="T100" style:family="text">
      <style:text-properties officeooo:rsid="03dd26ca"/>
    </style:style>
    <style:style style:name="T101" style:family="text">
      <style:text-properties fo:color="#c9211e" fo:language="ru" fo:country="RU" fo:background-color="transparent" loext:char-shading-value="0"/>
    </style:style>
    <style:style style:name="T102" style:family="text">
      <style:text-properties fo:color="#c9211e" fo:language="ru" fo:country="RU" officeooo:rsid="03f896fc" fo:background-color="transparent" loext:char-shading-value="0"/>
    </style:style>
    <style:style style:name="T103" style:family="text">
      <style:text-properties fo:color="#c9211e" fo:language="ru" fo:country="RU" officeooo:rsid="03f9320c" fo:background-color="transparent" loext:char-shading-value="0"/>
    </style:style>
    <style:style style:name="T104" style:family="text">
      <style:text-properties fo:color="#c9211e" fo:language="ru" fo:country="RU" officeooo:rsid="03fa0795" fo:background-color="transparent" loext:char-shading-value="0"/>
    </style:style>
    <style:style style:name="T105" style:family="text">
      <style:text-properties fo:color="#c9211e" fo:language="ru" fo:country="RU" officeooo:rsid="03fb05b9" fo:background-color="transparent" loext:char-shading-value="0"/>
    </style:style>
    <style:style style:name="T106" style:family="text">
      <style:text-properties fo:color="#c9211e" fo:language="ru" fo:country="RU" officeooo:rsid="04003336"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Радиопульсар. День <text:span text:style-name="T1">5</text:span></text:p>
      <text:p text:style-name="P138"/>
      <text:p text:style-name="P2"/>
      <text:p text:style-name="P3">#Айко с утра нет, ушла в клуб плавательный, сегодня же понедельник. Кендзи позвонит ей с утра, и спросит — где жратва.</text:p>
      <text:p text:style-name="P2"/>
      <text:p text:style-name="P2">#А что такое «радиопульсар», что значит это слово?</text:p>
      <text:p text:style-name="P2"/>
      <text:p text:style-name="P4">#Хоши вспомнит, что запах надувного матраца такой же как у её любимой игрушки в де<text:span text:style-name="T2">т</text:span>стве. Это старый пластмассовый радиоприёмник с ам модуляцией. Теперь уже <text:span text:style-name="T2">станций</text:span> ам модуляции нет, но зато им можно искать фазу за стенкой и её направление (радиоприемник с направленной антенной)</text:p>
      <text:p text:style-name="P4"/>
      <text:p text:style-name="P25">Утром, я спустился на нижний этаж полностью готовым к сегодняшнему делу. Одетый, умытый, с пакетом в руке где лежала бутылка с чёрной жидкостью и надувной матрац. На кухне было подозрительно тихо. Айко, и следов её жизнедеятельности не было видно. Посуда в шкафу, стол пуст, даже бумажный журавлик куда-то пропал. Похоже что сестра его выкинула наконец.</text:p>
      <text:p text:style-name="P25"/>
      <text:p text:style-name="P26">Кендзи: Где же Айко?</text:p>
      <text:p text:style-name="P26"/>
      <text:p text:style-name="P26">С одной стороны, то, что Айко не было на кухне — меня обрадовало. Некому приставать с дурацкими вопросами. С другой стороны — похоже что ответы на все дурацкие вопросы были озвучены вчера, и Айко всё уяснила. А кроме того — я хотел позавтракать.</text:p>
      <text:p text:style-name="P27">Я сбегал на верхний этаж, и удостоверился что и там Айко не было. И вообще в доме не было. Я взял телефон чтобы позвонить ей.</text:p>
      <text:p text:style-name="P27"/>
      <text:p text:style-name="P27">Нью: Она ушла. В школу.</text:p>
      <text:p text:style-name="P27"/>
      <text:p text:style-name="P27">Телефон с грохотом упал на пол.</text:p>
      <text:p text:style-name="P27"/>
      <text:p text:style-name="P6">#Хоши будет в одном нижнем белье? Стирает платье у Кендзи в квартире.</text:p>
      <text:p text:style-name="P27"/>
      <text:p text:style-name="P27">Кендзи: Ты? Ты как здесь оказалась?</text:p>
      <text:p text:style-name="P27">Нью: В смысле как? Взяла да пришла! Что здесь такого?</text:p>
      <text:p text:style-name="P65">Кендзи: Ничего… А почему… почему не одета?</text:p>
      <text:p text:style-name="P66">Нью: Потому-что ты мне всё платье извозил, а постирать некогда. Вот стираю.</text:p>
      <text:p text:style-name="P115"><text:span text:style-name="T22">Кендзи: </text:span><text:span text:style-name="T23">Стираешь</text:span><text:span text:style-name="T22">… </text:span><text:span text:style-name="T23">а</text:span><text:span text:style-name="T22"> Айко? </text:span><text:span text:style-name="T23">Айко тебя</text:span><text:span text:style-name="T22"> видела?</text:span></text:p>
      <text:p text:style-name="P28">Нью: Видела, видела.</text:p>
      <text:p text:style-name="P28">Кендзи: И что ты ей сказала?</text:p>
      <text:p text:style-name="P28">Нью: Да ничего. Сказала что к тебе, да и всё.</text:p>
      <text:p text:style-name="P28">Кендзи: А она?</text:p>
      <text:p text:style-name="P28">Нью: А она похоже не дура.</text:p>
      <text:p text:style-name="P28">Кендзи: В смысле не дура?</text:p>
      <text:p text:style-name="P28">Нью: Поняла, что мы с тобой хотим перепихнуться по тихому. И слиняла куда-то.</text:p>
      <text:p text:style-name="P67">Кендзи: Перепихнуться? Ты что, сказала ей что пришла за этим?</text:p>
      <text:p text:style-name="P67">Нью: Да не говорила я ей ничего. Но в любом случае, она куда-то быстро испарилась. Сказала что вроде как в школу. Только зачем в школу летом?</text:p>
      <text:p text:style-name="P28"><text:soft-page-break/>Кендзи: Вообще она могла. Она там… плавает. И что, ушла и ничего не сказала?</text:p>
      <text:p text:style-name="P116"><text:span text:style-name="T24">Нью: Сказала что нет времени тебя кормить, оболтуса. </text:span><text:span text:style-name="T25">Поэтому </text:span><text:span text:style-name="T26">мы с тобой идём в ресторан!</text:span></text:p>
      <text:p text:style-name="P68"/>
      <text:p text:style-name="P28"/>
      <text:p text:style-name="P29"/>
      <text:p text:style-name="P29"/>
      <text:p text:style-name="P5">* * *</text:p>
      <text:p text:style-name="P30"/>
      <text:p text:style-name="P31">По пути на место, Нью рассказала мне про план. Действительно, мазать никаких ступенек мне было не нужно. Я должен был облить Касуми этой чёрной жидкостью. Не знаю, хуже это было или лучше для меня. По крайней мере причинять Касуми боль в этот раз не пришлось.</text:p>
      <text:p text:style-name="P31"/>
      <text:p text:style-name="P49">Кендзи: Но как я это сделаю? А если кто увидит?</text:p>
      <text:p text:style-name="P49">Нью: Не увидит. Мы заманим её, в тихое место.</text:p>
      <text:p text:style-name="P49">Кендзи: Заманим?</text:p>
      <text:p text:style-name="P111"><text:span text:style-name="T3">Нью: Есть приманка у меня! </text:span><text:span text:style-name="T4">Касуми любит кошек. Хотя кто их не любит? Мы приманим е</text:span><text:span text:style-name="T5">ё кошкой, а точнее не совсем кошкой. Вот!</text:span></text:p>
      <text:p text:style-name="P50"/>
      <text:p text:style-name="P51">Нью достала из кармана телефон. Из телефона раздался испуганный писк котёнка.</text:p>
      <text:p text:style-name="P51"/>
      <text:p text:style-name="P102"><text:span text:style-name="T3">Нью: Этим и заманим. </text:span><text:span text:style-name="T6">Я заманю. А ты времени не теряй — лей прямо на макушку!</text:span></text:p>
      <text:p text:style-name="P103"><text:span text:style-name="T6">К</text:span><text:span text:style-name="T3">ендзи: Где же мы найдём это тихое место? Как вообще узнаем, где она сегодня пойдёт?</text:span></text:p>
      <text:p text:style-name="P52">Нью: Пойдёт она всё туда же. На кошачью гору конечно же. Место для нашей проделки я уже приметила, отсюда недалеко.</text:p>
      <text:p text:style-name="P52">Кендзи: И что? Будем сидеть там, и ждать когда она появится? Может лучше к её дому пойдём, а оттуда уже проследим.</text:p>
      <text:p text:style-name="P52">Нью: Не нужно. За ней уже следят.</text:p>
      <text:p text:style-name="P52">Кендзи: Следят? Кто?!</text:p>
      <text:p text:style-name="P52">Нью: Мои наёмные шпионы. Ты с ними уже встречался, не так ли?</text:p>
      <text:p text:style-name="P52"/>
      <text:p text:style-name="P52">Я с недоумением посмотрел на Нью.</text:p>
      <text:p text:style-name="P52"/>
      <text:p text:style-name="P104"><text:span text:style-name="T7">Нью: Те хулиганы, что обстреляли Касуми из рогаток. Они мне </text:span><text:span text:style-name="T8">в тот </text:span><text:span text:style-name="T15">день</text:span><text:span text:style-name="T7"> про тебя и доложили. </text:span><text:span text:style-name="T8">Что шляется какой-то тип возле неё. Пришлось тогда взять это дело под личный контроль.</text:span></text:p>
      <text:p text:style-name="P52"/>
      <text:p text:style-name="P53">Нью хитро улыбнулась, достала из кармана канцелярский ножик.</text:p>
      <text:p text:style-name="P53"/>
      <text:p text:style-name="P53">Нью: Давай-ка сюда свою бутылку.</text:p>
      <text:p text:style-name="P53"/>
      <text:p text:style-name="P53">Ножиком, Нью отрезала с бутылки горловину, после чего она превратилась в этакий длинный стакан. В воздухе запахло чем-то, похожим на нефть или горячий битум.</text:p>
      <text:p text:style-name="P53"/>
      <text:p text:style-name="P54">Нью: Смотри! Не облажайся!</text:p>
      <text:p text:style-name="P54"/>
      <text:p text:style-name="P105"><text:span text:style-name="T3">С этими словами нью схватила меня и потянула за руку, </text:span><text:span text:style-name="T9">от такого внезапного манёвра я едва не расплескал на себя такую ценную тёмную жижу. Похоже что это и было то самое тихое </text:span><text:soft-page-break/><text:span text:style-name="T9">место, в котором и должен был сработать наш план. Мы стояли в тёмном тесном переулке, между двух стоящих вплотную домов.</text:span></text:p>
      <text:p text:style-name="P55"/>
      <text:p text:style-name="P56">Нью: Стой здесь! И будь готов!</text:p>
      <text:p text:style-name="P56"/>
      <text:p text:style-name="P56">Нью прошла вперёд и выглянула из нашего полутемного закутка на улицу. Мне же осталось только стоять на месте, следить за ней и оттирать пот со лба.</text:p>
      <text:p text:style-name="P56"/>
      <text:p text:style-name="P106"><text:span text:style-name="T3">Телефон: </text:span><text:span text:style-name="T9">М</text:span><text:span text:style-name="T3">яу!</text:span></text:p>
      <text:p text:style-name="P56"/>
      <text:p text:style-name="P107"><text:span text:style-name="T9">П</text:span><text:span text:style-name="T10">охоже что это был сигнал готовности. Я судорожно сглотнул и поднял бутылку в руке чуть повыше. Нью отступила с освещённой улицы в тень переулка, очень медленно.</text:span></text:p>
      <text:p text:style-name="P57"/>
      <text:p text:style-name="P57">Телефон: Мяу!</text:p>
      <text:p text:style-name="P57"/>
      <text:p text:style-name="P57">Касуми показалась в проёме между стенами совершенно бесшумно и неожиданно. Появилась и встала как вкопанная, повернув голову и вглядываясь незрячими глазами в переулок.</text:p>
      <text:p text:style-name="P57"/>
      <text:p text:style-name="P57">Телефон: Мяу!</text:p>
      <text:p text:style-name="P57"/>
      <text:p text:style-name="P57">Котёнок в телефоне Нью запищал особо жалобно. Касуми чуть нагнулась, протянула руку вперёд ощупывая стенку дома.</text:p>
      <text:p text:style-name="P57"/>
      <text:p text:style-name="P58">Телефон: Мяу!</text:p>
      <text:p text:style-name="P58">Касуми: Кис — кис!</text:p>
      <text:p text:style-name="P58"/>
      <text:p text:style-name="P59">Касуми ещё сильнее нагнулась, почти опустилась на четвереньки. <text:span text:style-name="T59">К</text:span>онечно же, где ещё можно искать котёнка, только на земле. Похоже что и Нью поняла это, и опустила телефон на землю, прямо мне под ноги.</text:p>
      <text:p text:style-name="P59"/>
      <text:p text:style-name="P60">Касуми: Кис — кис!</text:p>
      <text:p text:style-name="P60">Телефон: Мяу! Мяу!</text:p>
      <text:p text:style-name="P60"/>
      <text:p text:style-name="P108"><text:span text:style-name="T3">В этот раз котёнок отозвался почему-то радостно. Касуми это похоже сильно воодушевила что она в пару мгновений оказалась передо мной, согнувшись в три погибели. Её руки щупали асфальт прямо возле моих ботинок, </text:span><text:span text:style-name="T11">а её </text:span></text:p>
      <text:p text:style-name="P61">Я опрокинул банку. Прямо на макушку Касуми, обильно облил её плечи и спину, потратив всю жижу до последней капли. Одновременно с этим, Нью утянула из под рук Касуми свой телефон. Я отступил на два шага, вопросительно поглядел на Нью, пытаясь взглядом понять что делать дальше. Бежать, или остаться здесь и наблюдать.</text:p>
      <text:p text:style-name="P61">Нью не двигалась, и внимательно смотрела на Касуми. Касуми же медленно поднялась. Провела рукой по слипшимся волосам на голове. По жирным чёрным пятнам на своей матроске, понюхала испачканные руки и попробовала жидкость на язык.</text:p>
      <text:p text:style-name="P61"/>
      <text:p text:style-name="P61">Касуми: Хоши? Это же ты, да? Это ты сделала?</text:p>
      <text:p text:style-name="P61"/>
      <text:p text:style-name="P61">Хоши? Что ещё за Хоши?</text:p>
      <text:p text:style-name="P61"/>
      <text:p text:style-name="P109"><text:soft-page-break/><text:span text:style-name="T11">Касуми: Чтобы ты сдохла! </text:span><text:span text:style-name="T12">Грёбанная белобрысая полукро...</text:span></text:p>
      <text:p text:style-name="P33"/>
      <text:p text:style-name="P32">Касуми вдруг зашаталась, словно у неё подкосились ноги и она собралась упасть. Нет, не правильно. Это подкосились мои <text:span text:style-name="T57">собственные </text:span>ноги, в глазах потемнело. И через мгновение я почувствовал жуткую боль. Кто-то здорово засадил мне промеж ног! Засадил от души! Я грохнулся перед Касуми на колени, схватившись руками за своё достоинство.</text:p>
      <text:p text:style-name="P32"/>
      <text:p text:style-name="P32">Кендзи: Ох!</text:p>
      <text:p text:style-name="P34">Касуми: А? Кто? <text:span text:style-name="T52">Что?</text:span></text:p>
      <text:p text:style-name="P34"/>
      <text:p text:style-name="P34">Касуми отступила от меня на шаг.</text:p>
      <text:p text:style-name="P34"/>
      <text:p text:style-name="P34">Касуми: Это… это что? Танака -сан? Это вы?</text:p>
      <text:p text:style-name="P34">Кендзи: К… касуми!</text:p>
      <text:p text:style-name="P34"/>
      <text:p text:style-name="P35">Я прошептал это имя, скрепя сжатыми от боли зубами.</text:p>
      <text:p text:style-name="P35"/>
      <text:p text:style-name="P35">Кендзи: Касуми! Это… <text:span text:style-name="T53">эх...</text:span></text:p>
      <text:p text:style-name="P35"/>
      <text:p text:style-name="P36">Кто-то схватил меня за шкирку, <text:span text:style-name="T54">да</text:span> так, что перехватило дыхание и затрещал воротник рубахи. Этим кем-то оказалась Нью. Она тянула меня так, что я кряхтя и захлёбываясь засеменил за ней на полусогнутых ногах, корчась от боли в промежности. <text:span text:style-name="T54">Свободной рукой, Нью показывала какие-то знаки и дико вращала глазами. Похоже что она хотела сказать, что нам надо было уходить. Почему тогда мы не сделали этого сразу? И зачем было бить меня?</text:span></text:p>
      <text:p text:style-name="P36"/>
      <text:p text:style-name="P37">Кендзи: Зачем ты это чёрт возьми сделала?</text:p>
      <text:p text:style-name="P37"/>
      <text:p text:style-name="P37">Я валялся на газоне, потирая своё больное место, и часто моргая мокрыми глазами.</text:p>
      <text:p text:style-name="P37"/>
      <text:p text:style-name="P38">Нью: Надо было.</text:p>
      <text:p text:style-name="P38">Кендзи: Ну и дура же ты! Погоди, сейчас отлежусь и покажу тебе!</text:p>
      <text:p text:style-name="P110"><text:span text:style-name="T13">Нью: Да не кипятись ты! Это профилактические меры! Чтобы от радости не помер! </text:span><text:span text:style-name="T14">Омрачила, так сказать вкус победы! Вдруг ещё помрёшь от радости!</text:span></text:p>
      <text:p text:style-name="P110"><text:span text:style-name="T13">Кендзи: </text:span><text:span text:style-name="T14">Победы?</text:span></text:p>
      <text:p text:style-name="P39">Нью: Ты победил! Теперь можешь получить свой приз!</text:p>
      <text:p text:style-name="P39">Кендзи: <text:span text:style-name="T59">Какой ещё п</text:span>риз?</text:p>
      <text:p text:style-name="P112"><text:span text:style-name="T14">Нью: Меня! Я — приз! Ты хочешь встречаться со мной? </text:span><text:span text:style-name="T16">Мм</text:span><text:span text:style-name="T17">?</text:span></text:p>
      <text:p text:style-name="P39"/>
      <text:p text:style-name="P40">Я наверное всю жизнь, начиная со средней школы мечтал о том, что кто-то скажет мне эти слова. Но никогда бы не подумал, что при этом буду валяться, согнувшись в три погибели и потирая ушибленные причиндалы.</text:p>
      <text:p text:style-name="P40"/>
      <text:p text:style-name="P41">Кендзи: Ты… серьёзно?</text:p>
      <text:p text:style-name="P41">Нью: А ты ещё не понял?</text:p>
      <text:p text:style-name="P41">Кендзи: Что не понял?</text:p>
      <text:p text:style-name="P41">Нью: Причину, по которой я воюю с Касуми? Ещё не понял <text:span text:style-name="T61">дурачёк</text:span>?</text:p>
      <text:p text:style-name="P42">Кендзи: Э?</text:p>
      <text:p text:style-name="P42"><text:soft-page-break/>Нью: Вечно ей всё самое лучшее! Всё только потому, что она инвалид. Все так и вертятся вокруг неё, и думают как услужить. <text:span text:style-name="T57">И</text:span> ты тоже! Ты! <text:span text:style-name="T55">Из за тебя всё это, тугодум ты несчастный. Теперь то понял?</text:span></text:p>
      <text:p text:style-name="P113"><text:span text:style-name="T18">Кендзи: </text:span><text:span text:style-name="T19">Не совсем…</text:span></text:p>
      <text:p text:style-name="P114"><text:span text:style-name="T19">Н</text:span><text:span text:style-name="T3">ью: Я решила отбить тебя у Касуми!</text:span></text:p>
      <text:p text:style-name="P43"/>
      <text:p text:style-name="P43">Нью присела на корточки и нежно потрепала меня по макушке.</text:p>
      <text:p text:style-name="P43"/>
      <text:p text:style-name="P113"><text:span text:style-name="T18">Нью: </text:span><text:span text:style-name="T20">Надо было сказать это раньше, да? Ты извини...</text:span><text:span text:style-name="T18"> </text:span><text:span text:style-name="T20">и</text:span><text:span text:style-name="T18"> </text:span><text:span text:style-name="T20">с этого момента</text:span><text:span text:style-name="T21">, </text:span><text:span text:style-name="T18">давай забудем про Касуми? Навсегда забудем? Хорошо, милый?</text:span></text:p>
      <text:p text:style-name="P44">Кендзи: М… милый?</text:p>
      <text:p text:style-name="P45">Нью: Как ты хочешь чтобы я тебя называла, а?</text:p>
      <text:p text:style-name="P45">Кендзи: Меня… п<text:span text:style-name="T56">о</text:span>годи! А Хоши! Это что, и есть твоё имя?</text:p>
      <text:p text:style-name="P45"/>
      <text:p text:style-name="P47">Нью закивала.</text:p>
      <text:p text:style-name="P45"/>
      <text:p text:style-name="P46">Нью: Ну да. Так меня зовут! Хоши Бэлл. Больше никаких секретов от тебя, милый! <text:span text:style-name="T56">Можешь называть меня по имени. Хоши-тян. Да называй как хочешь.</text:span></text:p>
      <text:p text:style-name="P47">Кендзи: Значит Хоши…</text:p>
      <text:p text:style-name="P47">Хоши: Ага. А ты не ответил на вопрос.</text:p>
      <text:p text:style-name="P48">Кендзи: Мм?</text:p>
      <text:p text:style-name="P48">Хоши: Встречаться! Ты будешь встречаться со мной? Будешь моим парнем?</text:p>
      <text:p text:style-name="P46"/>
      <text:p text:style-name="P48">Я медленно поднялся. Хоши поклонилась и протянула мне руку.</text:p>
      <text:p text:style-name="P42"/>
      <text:p text:style-name="P48">Хоши: Я хочу быть твое<text:span text:style-name="T58">й</text:span> девушкой, Кендзи-кун!</text:p>
      <text:p text:style-name="P62"/>
      <text:p text:style-name="P63">Выглядело это, как заключение какой-то сделки. Я осторожно протянул руку навстречу, на всякий случай плотно сжав ноги, чтобы не получить промеж ног. Чёрт знает что у <text:span text:style-name="T60">Нью </text:span>Хоши творится в голове.</text:p>
      <text:p text:style-name="P63"/>
      <text:p text:style-name="P64">Хоши: Ты хочешь?</text:p>
      <text:p text:style-name="P64"/>
      <text:p text:style-name="P64">Хоши настойчиво пожимала мою руку. Смотрела прямо в глаза.</text:p>
      <text:p text:style-name="P64"/>
      <text:p text:style-name="P7">#Кендзи спросит, зачем я тебе? Хоши убедит его, что они с ней одинаковые, что она никому не нужна. И что Кендзи сам должен думать, нужна ли ему такая ненужная полукровка?</text:p>
      <text:p text:style-name="P64"/>
      <text:p text:style-name="P64">Кендзи: Хоч<text:span text:style-name="T62">у!</text:span></text:p>
      <text:p text:style-name="P64"/>
      <text:p text:style-name="P64"/>
      <text:p text:style-name="P95"/>
      <text:p text:style-name="P64"/>
      <text:p text:style-name="P64"/>
      <text:p text:style-name="P23"><text:s/><text:span text:style-name="T97">#Хоши рассказывает историю про кошачий храм</text:span></text:p>
      <text:p text:style-name="P64"/>
      <text:p text:style-name="P10">Касуми закивала головой.</text:p>
      <text:p text:style-name="P10"/>
      <text:p text:style-name="P10"><text:soft-page-break/>Касуми: Да. Я слышала и такую историю. Похоже что эта версия наиболее популярна. Но мне она кажется не особо правдивой.</text:p>
      <text:p text:style-name="P10">Кендзи: Не правдивой? Почему?</text:p>
      <text:p text:style-name="P10">Касуми: Может быть гору иногда и называют кошачьей, но настоящее название храма — храм кошачьей лапки.</text:p>
      <text:p text:style-name="P11">Кендзи: Да, верно.</text:p>
      <text:p text:style-name="P11"/>
      <text:p text:style-name="P11">Мне вспомнились каменные обелиски, стоящие на пути к храму. Высокие постаменты, на верхушк<text:span text:style-name="T64">е</text:span> которых была высечена кошачья лапа. <text:span text:style-name="T65">В школьные годы, мы</text:span> с мальчишками водили хороводы вокруг них, кричали - «Лапка дай денег!».</text:p>
      <text:p text:style-name="P11"/>
      <text:p text:style-name="P12">Кендзи: Ну вообще, поднятая вверх кошачья лапка, это же символ приманивающий деньги! Разве нет? <text:span text:style-name="T66">Вот и назвали его храмом кошачьей лапки.</text:span></text:p>
      <text:p text:style-name="P13">Касуми: Может быть. Но вообще, есть другая легенда и мне она кажется наиболее правдивой из всех.</text:p>
      <text:p text:style-name="P13">Кендзи: И что в ней говорилось?</text:p>
      <text:p text:style-name="P13">Касуми: Пожара не было. Храм разбомбили.</text:p>
      <text:p text:style-name="P13">Кендзи: Разбомбили?! Храм? Кто?</text:p>
      <text:p text:style-name="P13">Касуми: Американские бомбардировщики, во время войны.</text:p>
      <text:p text:style-name="P13">Кендзи: Ого! Такое я слышу в первый раз! А зачем им понадобилось бомбить мирный храм? <text:span text:style-name="T67">И при чём здесь кошка?</text:span></text:p>
      <text:p text:style-name="P13"/>
      <text:p text:style-name="P14">##ЦГ — Грузовой вагон</text:p>
      <text:p text:style-name="P13"/>
      <text:p text:style-name="P15">Касуми: Ну… Когда-то, в старые времена, <text:span text:style-name="T68">наш, </text:span><text:span text:style-name="T69">местный</text:span><text:span text:style-name="T68"> железнодорожный разъезд,</text:span> он был очень крупный. Там стоя<text:span text:style-name="T68">ли составы, которые везли уголь и мазут с севера</text:span>. И дальше — на океанское побережье, чтобы грузить его на линкоры и авианосцы. <text:span text:style-name="T68">Этот разъезд и собирались бомбить американцы, а не храм.</text:span></text:p>
      <text:p text:style-name="P16">Кендзи: А храм тогда почему разбомбили? Случайно что-ли задели? От кошачьей горы до разъезда далековато будет, трудно промахнуться.</text:p>
      <text:p text:style-name="P16"/>
      <text:p text:style-name="P24"><text:span text:style-name="T70">##ЦГ — </text:span><text:span text:style-name="T71">Ночь</text:span></text:p>
      <text:p text:style-name="P16"/>
      <text:p text:style-name="P16">Касуми: Бомбили ночью. Говорят, что это произошло зимой или ранней весной. <text:span text:style-name="T91">Это летом американские бомбардировщики уже не боялись и могли прилетать днём. А тогда ещё нет.</text:span></text:p>
      <text:p text:style-name="P17">##ЦГ — На ЦГ «Ночь» налетают <text:span text:style-name="T92">бомбардировщики</text:span></text:p>
      <text:p text:style-name="P16"/>
      <text:p text:style-name="P24"><text:span text:style-name="T72">Касуми: </text:span><text:span text:style-name="T73">Конечно же,</text:span><text:span text:style-name="T72"> ночью надо что-то видеть. Бомбардировщики ориентировались на уличное освещение. А разъезд тогда был самой освещённой частью города, не промахнёшься. И не промахнулись бы. Но свет </text:span><text:span text:style-name="T74">во всём городе пропал</text:span><text:span text:style-name="T72">. Кошка отключила.</text:span></text:p>
      <text:p text:style-name="P18">Кендзи: Кошка? Как кошка?!</text:p>
      <text:p text:style-name="P18"/>
      <text:p text:style-name="P19">##ЦГ — Электрическая подстанция</text:p>
      <text:p text:style-name="P20"/>
      <text:p text:style-name="P20">Касуми: Ага кошка. Именно та кошка, что жила в храме на горе. Дело в том, что на этой же горе, рядом с храмом, находилась подстанция, подающая электричество в город. И на железнодорожный разъезд тоже.</text:p>
      <text:p text:style-name="P21"/>
      <text:p text:style-name="P21">##ЦГ — Кошка на трансформаторе</text:p>
      <text:p text:style-name="P20"><text:soft-page-break/></text:p>
      <text:p text:style-name="P20">Касуми: А кошка забралась куда-то. Может на шины спрыгнула, или на разъединители. Но скорее всего на трансформатор залезла. Весна <text:span text:style-name="T93">на улице</text:span>, или даже зима, ночь, холодно. Погреться решила, наверное, и устроила короткое замыкание.</text:p>
      <text:p text:style-name="P20">Касуми: Свет во всём городе естественно погас, и бомбардировщики улетели. Не стали бомбить <text:span text:style-name="T94">вслепую</text:span>. Только один самолёт скинул бомбы на кошачью гору. <text:span text:style-name="T95">На подстанции был пожар, и он видимо решил — что это ориентир, или по другой причине. Говорят что </text:span><text:span text:style-name="T96">при бомбёжке,</text:span><text:span text:style-name="T95"> всех монахов </text:span><text:span text:style-name="T96">на горе убило</text:span><text:span text:style-name="T95">. А от кошки — только лапки остались.</text:span></text:p>
      <text:p text:style-name="P22">Кендзи: Да уж!</text:p>
      <text:p text:style-name="P20"/>
      <text:p text:style-name="P8">История Касуми показалась мне намного правдивее <text:span text:style-name="T63">чем та, которую знал я.</text:span></text:p>
      <text:p text:style-name="P8"/>
      <text:p text:style-name="P8"/>
      <text:p text:style-name="P69">Уже совсем стемнело, когда я и Хоши оказались у подножия Кошачьей горы, перед воротами храма. <text:span text:style-name="T98">По мне так это было самое настоящее богохульство — посетить храм, с полным пакетом противозачаточных и презервативов. Хоши похоже, вид святого места никак не смущал, она подняла вверх указательный палец.</text:span></text:p>
      <text:p text:style-name="P69"/>
      <text:p text:style-name="P143">#Переделать. Хоши хочет дать Кендзи жвачку но случайно даёт Кендзи блистер с таблетками (Аминазин). Кендзи успевает прочитать название (Хотя и не знает что это за таблетки). Хоши исправляется, забирает таблетки и отдаёт Кендзи жвачку.</text:p>
      <text:p text:style-name="P69"/>
      <text:p text:style-name="P70">Хоши: <text:span text:style-name="T99">Сс</text:span>… стоять!</text:p>
      <text:p text:style-name="P70"/>
      <text:p text:style-name="P71">Я на всякий случай вытянул руки вперёд, чтобы удержать Хоши если вдруг она упадёт. Её изрядно покачивало, пока она шарилась по карманам в поисках чего-то. Хоши достала из кармана блистер с таблетками, выпила пару штук и запила их алкоголем.</text:p>
      <text:p text:style-name="P71"/>
      <text:p text:style-name="P71">Хоши: По инструкции сказано так… принимать ещё и непосредственно…</text:p>
      <text:p text:style-name="P71"/>
      <text:p text:style-name="P71">Хоши замолчала, и вновь обеими руками зарылась в карманы платья.</text:p>
      <text:p text:style-name="P71"/>
      <text:p text:style-name="P71">Кендзи: Сколько ты уже выпила? Ты хоть считаешь?</text:p>
      <text:p text:style-name="P71"/>
      <text:p text:style-name="P71">Хоши в ответ пробурчала что-то бессвязное, и продолжила сосредоточено рыться в карманах. Через некоторое время в руках у неё возникла ещё какая-то блестяшка.</text:p>
      <text:p text:style-name="P71"/>
      <text:p text:style-name="P71">Кендзи: Может хватит? Эй? Их вообще, можно смешивать с алкоголем?</text:p>
      <text:p text:style-name="P71">Хоши: Да не бурчи ты! Достал!</text:p>
      <text:p text:style-name="P71"/>
      <text:p text:style-name="P118"><text:span text:style-name="T3">Хоши отправила в рот ещё пару таблеток, </text:span><text:span text:style-name="T27">достала ещё парочку и протянула мне.</text:span></text:p>
      <text:p text:style-name="P73"/>
      <text:p text:style-name="P72">Хоши: На! Ешь!</text:p>
      <text:p text:style-name="P119"><text:span text:style-name="T3">Кендзи: А? Мне то зачем? </text:span><text:span text:style-name="T28">Я же сказал что мне ничего не нужно.</text:span></text:p>
      <text:p text:style-name="P72">Хоши: Жри дурак! Это же жвачка!</text:p>
      <text:p text:style-name="P117"/>
      <text:p text:style-name="P72">В кулаке Хоши и в самом деле <text:span text:style-name="T100">оказались не таблетки а подушечки жевательной резинки.</text:span></text:p>
      <text:p text:style-name="P72"/>
      <text:p text:style-name="P74">Хоши: Надеюсь спрашивать не будешь, зачем?</text:p>
      <text:p text:style-name="P74"><text:soft-page-break/></text:p>
      <text:p text:style-name="P120"><text:span text:style-name="T29">Я спрашивать не стал. </text:span><text:span text:style-name="T30">Запихнул в рот мятные подушечки и принялся их жевать. Жвачка была не совсем мятная, а с нотками спирта. Также спиртом несло и от самой от Хоши. Которая всё чаще прикладывалась к банке с энергетиком.</text:span></text:p>
      <text:p text:style-name="P121"><text:span text:style-name="T30">К</text:span><text:span text:style-name="T3">ендзи: Может хватит пить? Слушай а если кто-то будет там, наверху? В храме? Вдруг спросит кто купил тебе алкоголь?</text:span></text:p>
      <text:p text:style-name="P75">Хоши: Ты гад! Ты купил!</text:p>
      <text:p text:style-name="P75"/>
      <text:p text:style-name="P122"><text:span text:style-name="T32">Как обычно, Хоши закричала это громко, на всю округу. Даже светлячки на мгновение замолкли. </text:span><text:span text:style-name="T31">Я тоже, на некоторое время, умолк.</text:span></text:p>
      <text:p text:style-name="P76"/>
      <text:p text:style-name="P123"><text:span text:style-name="T33">Хоши: </text:span><text:span text:style-name="T3">Давай считать ступени!</text:span></text:p>
      <text:p text:style-name="P77"/>
      <text:p text:style-name="P78">Хоши весело заскакала на первой ступени к храму, при этом качаясь из стороны в сторону как тростинка на ветру. Я невольно протянул к ней руки, чтобы удержать если что.</text:p>
      <text:p text:style-name="P78"/>
      <text:p text:style-name="P78">Кендзи: Зачем?</text:p>
      <text:p text:style-name="P78">Хоши: Это спор! Каждый скажет число, а мы сейчас посчитаем! И кто будет ближе — тот выиграл.</text:p>
      <text:p text:style-name="P78">Кендзи: Может ты их уже когда-то посчитала? Откуда я знаю?</text:p>
      <text:p text:style-name="P78">Хоши: М-может!</text:p>
      <text:p text:style-name="P78"/>
      <text:p text:style-name="P78">Хоши весело улыбнулась, ещё отхлебнула из банки.</text:p>
      <text:p text:style-name="P78"/>
      <text:p text:style-name="P78">Хоши: Тогда давай загадаем то, что не знаешь ни ты ни я! Но скоро узнаем! Давай?</text:p>
      <text:p text:style-name="P78">Кендзи: Это что же такое?</text:p>
      <text:p text:style-name="P78">Хоши: Например… сколько раз ты сегодня сможешь!</text:p>
      <text:p text:style-name="P78">Кендзи: А?</text:p>
      <text:p text:style-name="P125"><text:span text:style-name="T33">Хоши: Сколько мне палок кинешь! </text:span><text:span text:style-name="T34">Мм</text:span><text:span text:style-name="T33">?</text:span></text:p>
      <text:p text:style-name="P124"><text:span text:style-name="T3">Кендзи: </text:span><text:span text:style-name="T34">Давай… д</text:span><text:span text:style-name="T3">авай хоть территорию храма покинем, прежде чем такие разговоры говорить?</text:span></text:p>
      <text:p text:style-name="P126"><text:span text:style-name="T3">Хоши: Пфф… Вечно у тебя с этим проблемы!</text:span><text:span text:style-name="T35"> Смотри! Десять ступеней осталось! Считай!</text:span></text:p>
      <text:p text:style-name="P79"/>
      <text:p text:style-name="P80">Хоши как коза запрыгала вверх по ступеням, громко выкрикивая на ходу.</text:p>
      <text:p text:style-name="P80"/>
      <text:p text:style-name="P80">Хоши: Десять! Девять! Восемь...</text:p>
      <text:p text:style-name="P79"/>
      <text:p text:style-name="P80">Я заскакал по ступеням вслед за ней, подстраховывая.</text:p>
      <text:p text:style-name="P80"/>
      <text:p text:style-name="P80">Хоши: Три! Два! Один! Ключ на старт!</text:p>
      <text:p text:style-name="P80"/>
      <text:p text:style-name="P127"><text:span text:style-name="T3">Последнюю фразу Хоши выкрикнула, стоя на последней ступени. Засунула пальцы в рот, вытащила жвачку и выкинула её в траву.</text:span><text:span text:style-name="T36"> </text:span><text:span text:style-name="T37">Выпила последние капли энергетика, потрясла пустую банку и потребовала.</text:span></text:p>
      <text:p text:style-name="P81"/>
      <text:p text:style-name="P128"><text:span text:style-name="T37">Хоши: </text:span><text:span text:style-name="T38">Выплёвывай! </text:span><text:span text:style-name="T39">Жвачку выплёвывай!</text:span></text:p>
      <text:p text:style-name="P129"><text:span text:style-name="T38">К</text:span><text:span text:style-name="T3">ендзи: Зачем?</text:span></text:p>
      <text:p text:style-name="P82">Хоши: Выплёвывай немедленно!</text:p>
      <text:p text:style-name="P83"><text:soft-page-break/></text:p>
      <text:p text:style-name="P129"><text:span text:style-name="T35">Я </text:span><text:span text:style-name="T3">послушно выплюнул жвачку.</text:span></text:p>
      <text:p text:style-name="P82"/>
      <text:p text:style-name="P82">Хоши: Теперь целуй!</text:p>
      <text:p text:style-name="P82">Кендзи: Ха? Прямо сейчас? Прямо здесь?</text:p>
      <text:p text:style-name="P82">Хоши: Да! Сейчас!</text:p>
      <text:p text:style-name="P82">Кендзи: Э…</text:p>
      <text:p text:style-name="P82"/>
      <text:p text:style-name="P82">Я приблизился к Хоши. Она закрыла глаза, чуть запрокинула голову. Прошептала.</text:p>
      <text:p text:style-name="P82"/>
      <text:p text:style-name="P82">Хоши: Обними… обними за плечи. И целуй…</text:p>
      <text:p text:style-name="P82"/>
      <text:p text:style-name="P84">Я судорожно сглотнул. Вытер руки о джинсы, осторожно положил их на плечи Хоши. Она, в свою очередь обвила своими руками мою спину и потянула на себя так, что я покачнулся и чуть не упал. Хоши повисла на мне, и вдруг сама ринулась ко мне на встречу и прижалась своими губами к моим.</text:p>
      <text:p text:style-name="P130"><text:span text:style-name="T3">На минуту мы замерли. Щека горела от горячего дыхания Хоши. Ужасно воняло смесью алкогольного перегара и мятной жвачки. Нос ныл, упёршись в щеку Хоши. Но конечно, всё это не доставляло мне неудобств. Всё это нравилось мне. Нравилось держать Хоши на весу, за худенькие предплечья, ощущая как колотится её сердце. Чувствовать её сбивчивое дыхание </text:span><text:span text:style-name="T40">и жар её мокрых губ.</text:span></text:p>
      <text:p text:style-name="P85">А потом Хоши вцепилась в меня мёртвой хваткой. Повернула голову и принялась буквально кусать мои губы. Она творила что-то невероятное. Лизала мой язык своим языком, впивалась то в нижнюю губу то в верхнюю. Гладила руками мою спину и затылок. То тянула меня на себя, то наоборот, сама шла навстречу. От такого, мой член упёрся в штанах так, что я согнулся в три погибели, чтобы Хоши этого не заметила. Рот заполнил карамельный вкус энергетика, вкус жжёного сахара и мяты. </text:p>
      <text:p text:style-name="P132"><text:span text:style-name="T42">А потом и</text:span><text:span text:style-name="T40"> ещё чего то. Вскоре вкус поцелуя Хоши стал слегка солоноватым, а потом ужасно солёным и </text:span><text:span text:style-name="T42">даже</text:span><text:span text:style-name="T40"> горьким. Руки её слабели, плечи вздрагивали, губы её уже не так активно целовали мои. </text:span><text:span text:style-name="T41">И когда, наконец, она отстранилась от меня — я увидел её залитое слезами лицо.</text:span></text:p>
      <text:p text:style-name="P86"/>
      <text:p text:style-name="P87">Хоши: Я… я…</text:p>
      <text:p text:style-name="P87"/>
      <text:p text:style-name="P87">Я отпустил руки с её плеч. Выпрямился.</text:p>
      <text:p text:style-name="P87"/>
      <text:p text:style-name="P88">Хоши: Я люблю…</text:p>
      <text:p text:style-name="P88"/>
      <text:p text:style-name="P88">Неужели это будет моё первое признание в любви? Неужели? Почему-то вдруг вспомнился надувной матрац. Надпись на нём - «Я люблю Кендзи!».</text:p>
      <text:p text:style-name="P88"/>
      <text:p text:style-name="P88">Хоши: Я люблю... её!</text:p>
      <text:p text:style-name="P88"/>
      <text:p text:style-name="P88">Её? Почему «её»? Какую ещё её?</text:p>
      <text:p text:style-name="P133"><text:span text:style-name="T3">Хоши вдруг закричала что есть мочи. </text:span><text:span text:style-name="T43">Словно отвечала на мой незаданный вопрос.</text:span></text:p>
      <text:p text:style-name="P88"/>
      <text:p text:style-name="P131"><text:span text:style-name="T3">Хоши: </text:span><text:span text:style-name="T43">Её! </text:span><text:span text:style-name="T3">Касуми! Я люблю её!</text:span></text:p>
      <text:p text:style-name="P88"/>
      <text:p text:style-name="P89"><text:soft-page-break/>Я с недоумением стоял перед Хоши. Она молчала. Вытирала слезы руками, взъерошивала волосы на голове, злобно скалилась и сбивчиво дышала. Иногда смотрела на меня, иногда отворачивалась. Я ждал.</text:p>
      <text:p text:style-name="P89"/>
      <text:p text:style-name="P133"><text:span text:style-name="T3">Хоши: Козёл… </text:span><text:span text:style-name="T44">козёл</text:span><text:span text:style-name="T3"> отпущения… ты слышал про такого?</text:span></text:p>
      <text:p text:style-name="P89">Кендзи: Что?</text:p>
      <text:p text:style-name="P89">Хоши: Ты знаешь кто такой козёл отпущения? А, Кендзи?</text:p>
      <text:p text:style-name="P89">Кендзи: Ну… да.</text:p>
      <text:p text:style-name="P89"/>
      <text:p text:style-name="P89">Не знаю почему вдруг Хоши заговорила о каких-то козлах. Наверное меня решила назвать козлом, так я себя сейчас и ощущал.</text:p>
      <text:p text:style-name="P89"/>
      <text:p text:style-name="P89">Хоши: А ты видишь его?</text:p>
      <text:p text:style-name="P89">Кендзи: Кого?</text:p>
      <text:p text:style-name="P89">Хоши: Козла! Козла видишь?</text:p>
      <text:p text:style-name="P90">Кендзи: Не вижу.</text:p>
      <text:p text:style-name="P90">Хоши: Не видишь, а он есть! Это я! Хоши Бэлл. Я козёл отпущения!</text:p>
      <text:p text:style-name="P90"/>
      <text:p text:style-name="P96"><text:span text:style-name="T75">Всегда им была. С детства. С рождения. </text:span><text:span text:style-name="T76">Каждый день </text:span><text:span text:style-name="T77">я</text:span><text:span text:style-name="T78"> ловила косые взгляды окружающих. Все шептались за моей спиной но прямо сказать не могли, что со мной не так. И я столько лет жила в неведении, под присмотром лживых взрослых </text:span><text:span text:style-name="T77">которые</text:span><text:span text:style-name="T78"> не решались сказать вслух всё как есть.</text:span></text:p>
      <text:p text:style-name="P97"><text:span text:style-name="T78">Н</text:span><text:span text:style-name="T79">о когда я попала в школу, я поняла всё. Мне всё рассказали. </text:span><text:span text:style-name="T80">Мн</text:span><text:span text:style-name="T79">е наконец рассказали в чём я провинилась, почему я не такая как все. И показали моё место, не </text:span><text:span text:style-name="T81">только </text:span><text:span text:style-name="T79">словом </text:span><text:span text:style-name="T81">но и</text:span><text:span text:style-name="T79"> делом. Каждый день я </text:span><text:span text:style-name="T82">выгребала</text:span><text:span text:style-name="T79"> мусор из своего портфеля, из под своей парты. Каждый день в мусор превращались мои учебники и тетради. Мою одежду выкидывали из ящика для сменки и нещадно топтали. Вернувшись домой, я стояла перед зеркалом и трясущимися руками состригала волосы с комками жвачки. </text:span><text:span text:style-name="T80">Утром в школе, я </text:span><text:span text:style-name="T82">отмывала свою парту от оскорбительных надписей.</text:span></text:p>
      <text:p text:style-name="P92">Каждый день. Каждый день мне напоминали — кто я. Я — мусор, и моё место на свалке. Это я поняла за годы школьных издевательств. Возможно они чувствовали, что я не просто отличаюсь от них внешне. Что я также сломана внутри.</text:p>
      <text:p text:style-name="P98"><text:span text:style-name="T80">Я </text:span><text:span text:style-name="T81">не знала как это прекратить. Я пыталась найти ритуал, который поможет мне. Я скупала дарумы в магазине сувенирова и загадывала желания — но тщетно. Я складывала журавликов — но и журавлики не помогли. Я потратила уйму денег, наполняя жертвенные ящики в храмах — но </text:span><text:span text:style-name="T83">и</text:span><text:span text:style-name="T81">здевательства продолжались.</text:span></text:p>
      <text:p text:style-name="P99"><text:span text:style-name="T81">С</text:span><text:span text:style-name="T83">амое ужасное — что даже учителя поддерживали травителей. Когда я стояла у доски, они потешались надо мною. Спрашивали — зачем я испачкала свои волосы жвачкой? Почему рву свои тетради? </text:span><text:span text:style-name="T84">Откуда</text:span><text:span text:style-name="T83"> но моей форме следы ботинок? Почему моя сумка лежит в мусорном ведре? </text:span><text:span text:style-name="T85">И как я должна была отвечать на эту наглость? </text:span><text:span text:style-name="T86">Чёрт с ними со сверстниками, их можно простить, у них мозги ещё не наросли, но взрослые как могли опуститься до такого? </text:span><text:span text:style-name="T82">Кому я должна была доверять?</text:span></text:p>
      <text:p text:style-name="P100"><text:span text:style-name="T87">А</text:span><text:span text:style-name="T82"> </text:span><text:span text:style-name="T88">потом, в</text:span><text:span text:style-name="T82"> </text:span><text:span text:style-name="T89">средней</text:span><text:span text:style-name="T82"> школе, появились чёртовы кружки. Обязательные кружки. Я убегала, скрывалась, пряталась дома. Зачем мне </text:span><text:span text:style-name="T88">эти добавочные</text:span><text:span text:style-name="T82"> часы издевательств? Столько </text:span><text:span text:style-name="T88">времени</text:span><text:span text:style-name="T82"> каждый день меня смешивали с грязью, и им было мало. Меня выставляли на каждом собрании, позорили, требовали чтобы я выбрала наконец кружек для себя. Пугали меня моим туманным будущим, будто бы не знали что я так уже ничего не жду. </text:span><text:span text:style-name="T88">Но как я могла выбрать? Везде, были травители. Везде. Так я думала но оказалась не права.</text:span></text:p>
      <text:p text:style-name="P101"><text:soft-page-break/><text:span text:style-name="T88">К</text:span><text:span text:style-name="T90">ружок радиолюбителей, вот куда в итоге я влилась. Единственное место где надо мною не издевались. Ребята что там обитали, были такими задротами, что наверняка сами каждый день сталкивались с травлей. Они, наверное, знали через что я прохожу каждый день. А может быть им просто было наплевать на всё что творилось в школе. Не знаю. Главное для меня — они меня не трогали. Я была равной среди них, и этот клуб — единственное что можно назвать нормальной школьной жизнью для меня.</text:span></text:p>
      <text:p text:style-name="P136"><text:span text:style-name="T45">Т</text:span><text:span text:style-name="T47">ак прошёл первый год средней школы. Каждое утро я шла в школу как на войну. </text:span><text:span text:style-name="T46">Была грушей для битья и полотенцем для вытирания рук. </text:span><text:span text:style-name="T48">Во время перемен — пряталась в кружке радиолюбителей. И до вечера сидела там. Я даже привыкла к такой жизни. Приспособилась. И сильно удивилась, когда всё </text:span><text:span text:style-name="T49">вдруг </text:span><text:span text:style-name="T48">поменялось. </text:span><text:span text:style-name="T49">Когда про меня все забыли. Когда к нам пришла Касуми.</text:span></text:p>
      <text:p text:style-name="P137"><text:span text:style-name="T50">Я даже и не поняла сначала что случилось. Я и внимания не обратила на эту новенькую. Куда там! Дожить бы до конца уроков! И только на следующий день, я с удивлением обнаружила в мусорном ведре сумку. Но это была не моя сумка. Не мои сменные вещи мальчишки вытащили из шкафчика и разбросали по коридору. Не мою парту </text:span><text:span text:style-name="T51">изрисовали. Теперь козлом отпущения стала Касуми.</text:span></text:p>
      <text:p text:style-name="P139">Не знаю почему это произошло. Наверное потому что она была бедна. Или была слишком тихой. А скорее — сломанной после смерти родителей. Ослабленной. И все почуяли свою слабость. Даже я, украдкой смотря как издеваются над новенькой — поняла что с Касуми что-то не так. Она упорно оставляла свои вещи в классе без присмотра. Упорно молчала когда её обзывали. Как ни в чём не бывало садилась на вымазанный мелом стул. Даже не реагировала на летящую в неё жвачку. Только с утра, были видны грубые лесенки на её причёске.</text:p>
      <text:p text:style-name="P140">Мне было жаль её. Но </text:p>
      <text:p text:style-name="P141"/>
      <text:p text:style-name="P94"/>
      <text:p text:style-name="P94"/>
      <text:p text:style-name="P93"/>
      <text:p text:style-name="P91"/>
      <text:p text:style-name="P91"/>
      <text:p text:style-name="P135"><text:span text:style-name="T101">Скоро осень Скоро пойдут дожди. А я так люблю жаркую погоду, не знаю почему. Такая тёплай погода стояла в эти дни… </text:span><text:span text:style-name="T102">З</text:span><text:span text:style-name="T105">ачем ты вообще подошёл к ней? В такой прекрасный солнечный день, вдруг так захотелось трахнуть малолетнюю школьницу? Почему, зачем? Неужели за тридцать лет анонизма, у тебя причиндалы ещё не отсохли?</text:span></text:p>
      <text:p text:style-name="P9">Я не хотел никого трахнуть! Я уже давно перестал думать об этом. О том, чтобы трахнуть ого-то. Мне просто нужен хоть кто-то. Хоть кто-то...</text:p>
      <text:p text:style-name="P134"><text:span text:style-name="T102">Зачем тебе кто-то? К концу жизни мы все столкнёмся с одиночеством. Лучше </text:span><text:span text:style-name="T103">подготовиться</text:span><text:span text:style-name="T102"> </text:span><text:span text:style-name="T103">к этому</text:span><text:span text:style-name="T102"> пораньше. </text:span><text:span text:style-name="T103">Ты готов Кендзи? Это и есть взрослая жизнь. </text:span><text:span text:style-name="T104">Усвоить то, что ты сдохнешь один, совсем один. Не готов — твой косяк, готовься получить по морде от реальности. Ты понял? Всё. Дальше сам. Отстань от меня. Отстань от Касуми. Ты нужен е</text:span><text:span text:style-name="T106">й</text:span><text:span text:style-name="T104"> так же как и мне.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1" meta:paragraph-count="227" meta:word-count="3720" meta:character-count="22534" meta:non-whitespace-character-count="19003"/>
  </office:meta>
</office:document-meta>
</file>